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cell-protect="none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11" style:family="table-cell" style:parent-style-name="Default" style:data-style-name="N1"/>
    <style:style style:name="ce13" style:family="table-cell" style:parent-style-name="Default" style:data-style-name="N1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6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9"/>
        <table:table-column table:style-name="co2" table:number-columns-repeated="14" table:default-cell-style-name="ce15"/>
        <table:table-row table:style-name="ro1">
          <table:table-cell table:style-name="ce1" office:value-type="string" calcext:value-type="string" table:number-columns-spanned="16" table:number-rows-spanned="1">
            <text:p>Population Estimates</text:p>
          </table:table-cell>
          <table:covered-table-cell table:style-name="ce5"/>
          <table:covered-table-cell table:style-name="ce6"/>
          <table:covered-table-cell table:number-columns-repeated="9" table:style-name="ce20"/>
          <table:covered-table-cell table:number-columns-repeated="4" table:style-name="ce8"/>
        </table:table-row>
        <table:table-row table:style-name="ro1">
          <table:table-cell table:style-name="ce3" office:value-type="string" calcext:value-type="string">
            <text:p>County</text:p>
          </table:table-cell>
          <table:table-cell table:style-name="ce3" office:value-type="float" office:value="2009" calcext:value-type="float">
            <text:p>200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19" calcext:value-type="float">
            <text:p>2019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2" office:value-type="float" office:value="2022" calcext:value-type="float">
            <text:p>2022</text:p>
          </table:table-cell>
          <table:table-cell table:style-name="ce22" office:value-type="float" office:value="2023" calcext:value-type="float">
            <text:p>2023</text:p>
          </table:table-cell>
        </table:table-row>
        <table:table-row table:style-name="ro2">
          <table:table-cell office:value-type="string" calcext:value-type="string">
            <text:p>Alachua</text:p>
          </table:table-cell>
          <table:table-cell office:value-type="float" office:value="246657" calcext:value-type="float">
            <text:p>246657</text:p>
          </table:table-cell>
          <table:table-cell office:value-type="float" office:value="247811" calcext:value-type="float">
            <text:p>247811</text:p>
          </table:table-cell>
          <table:table-cell office:value-type="float" office:value="250813" calcext:value-type="float">
            <text:p>250813</text:p>
          </table:table-cell>
          <table:table-cell office:value-type="float" office:value="253279" calcext:value-type="float">
            <text:p>253279</text:p>
          </table:table-cell>
          <table:table-cell office:value-type="float" office:value="255014" calcext:value-type="float">
            <text:p>255014</text:p>
          </table:table-cell>
          <table:table-cell office:value-type="float" office:value="258783" calcext:value-type="float">
            <text:p>258783</text:p>
          </table:table-cell>
          <table:table-cell office:value-type="float" office:value="263139" calcext:value-type="float">
            <text:p>263139</text:p>
          </table:table-cell>
          <table:table-cell office:value-type="float" office:value="268800" calcext:value-type="float">
            <text:p>268800</text:p>
          </table:table-cell>
          <table:table-cell office:value-type="float" office:value="271922" calcext:value-type="float">
            <text:p>271922</text:p>
          </table:table-cell>
          <table:table-cell office:value-type="float" office:value="275358" calcext:value-type="float">
            <text:p>275358</text:p>
          </table:table-cell>
          <table:table-cell office:value-type="float" office:value="276404" calcext:value-type="float">
            <text:p>276404</text:p>
          </table:table-cell>
          <table:table-cell office:value-type="float" office:value="279737" calcext:value-type="float">
            <text:p>279737</text:p>
          </table:table-cell>
          <table:table-cell office:value-type="float" office:value="281889" calcext:value-type="float">
            <text:p>281889</text:p>
          </table:table-cell>
          <table:table-cell office:value-type="float" office:value="284041" calcext:value-type="float">
            <text:p>284041</text:p>
          </table:table-cell>
          <table:table-cell office:value-type="float" office:value="285994" calcext:value-type="float">
            <text:p>285994</text:p>
          </table:table-cell>
        </table:table-row>
        <table:table-row table:style-name="ro2">
          <table:table-cell office:value-type="string" calcext:value-type="string">
            <text:p>Baker</text:p>
          </table:table-cell>
          <table:table-cell office:value-type="float" office:value="27124" calcext:value-type="float">
            <text:p>27124</text:p>
          </table:table-cell>
          <table:table-cell office:value-type="float" office:value="27036" calcext:value-type="float">
            <text:p>27036</text:p>
          </table:table-cell>
          <table:table-cell office:value-type="float" office:value="26896" calcext:value-type="float">
            <text:p>26896</text:p>
          </table:table-cell>
          <table:table-cell office:value-type="float" office:value="26772" calcext:value-type="float">
            <text:p>26772</text:p>
          </table:table-cell>
          <table:table-cell office:value-type="float" office:value="26594" calcext:value-type="float">
            <text:p>26594</text:p>
          </table:table-cell>
          <table:table-cell office:value-type="float" office:value="26582" calcext:value-type="float">
            <text:p>26582</text:p>
          </table:table-cell>
          <table:table-cell office:value-type="float" office:value="26689" calcext:value-type="float">
            <text:p>26689</text:p>
          </table:table-cell>
          <table:table-cell office:value-type="float" office:value="27107" calcext:value-type="float">
            <text:p>27107</text:p>
          </table:table-cell>
          <table:table-cell office:value-type="float" office:value="27331" calcext:value-type="float">
            <text:p>27331</text:p>
          </table:table-cell>
          <table:table-cell office:value-type="float" office:value="27330" calcext:value-type="float">
            <text:p>27330</text:p>
          </table:table-cell>
          <table:table-cell office:value-type="float" office:value="28110" calcext:value-type="float">
            <text:p>28110</text:p>
          </table:table-cell>
          <table:table-cell office:value-type="float" office:value="28116" calcext:value-type="float">
            <text:p>28116</text:p>
          </table:table-cell>
          <table:table-cell office:value-type="float" office:value="28669" calcext:value-type="float">
            <text:p>28669</text:p>
          </table:table-cell>
          <table:table-cell office:value-type="float" office:value="27786" calcext:value-type="float">
            <text:p>27786</text:p>
          </table:table-cell>
          <table:table-cell office:value-type="float" office:value="28368" calcext:value-type="float">
            <text:p>28368</text:p>
          </table:table-cell>
        </table:table-row>
        <table:table-row table:style-name="ro2">
          <table:table-cell office:value-type="string" calcext:value-type="string">
            <text:p>Bay</text:p>
          </table:table-cell>
          <table:table-cell office:value-type="float" office:value="167464" calcext:value-type="float">
            <text:p>167464</text:p>
          </table:table-cell>
          <table:table-cell office:value-type="float" office:value="169287" calcext:value-type="float">
            <text:p>169287</text:p>
          </table:table-cell>
          <table:table-cell office:value-type="float" office:value="169977" calcext:value-type="float">
            <text:p>169977</text:p>
          </table:table-cell>
          <table:table-cell office:value-type="float" office:value="172523" calcext:value-type="float">
            <text:p>172523</text:p>
          </table:table-cell>
          <table:table-cell office:value-type="float" office:value="175722" calcext:value-type="float">
            <text:p>175722</text:p>
          </table:table-cell>
          <table:table-cell office:value-type="float" office:value="179765" calcext:value-type="float">
            <text:p>179765</text:p>
          </table:table-cell>
          <table:table-cell office:value-type="float" office:value="183321" calcext:value-type="float">
            <text:p>183321</text:p>
          </table:table-cell>
          <table:table-cell office:value-type="float" office:value="185722" calcext:value-type="float">
            <text:p>185722</text:p>
          </table:table-cell>
          <table:table-cell office:value-type="float" office:value="187110" calcext:value-type="float">
            <text:p>187110</text:p>
          </table:table-cell>
          <table:table-cell office:value-type="float" office:value="189137" calcext:value-type="float">
            <text:p>189137</text:p>
          </table:table-cell>
          <table:table-cell office:value-type="float" office:value="176790" calcext:value-type="float">
            <text:p>176790</text:p>
          </table:table-cell>
          <table:table-cell office:value-type="float" office:value="174525" calcext:value-type="float">
            <text:p>174525</text:p>
          </table:table-cell>
          <table:table-cell office:value-type="float" office:value="179520" calcext:value-type="float">
            <text:p>179520</text:p>
          </table:table-cell>
          <table:table-cell office:value-type="float" office:value="185210" calcext:value-type="float">
            <text:p>185210</text:p>
          </table:table-cell>
          <table:table-cell office:value-type="float" office:value="190769" calcext:value-type="float">
            <text:p>190769</text:p>
          </table:table-cell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28979" calcext:value-type="float">
            <text:p>28979</text:p>
          </table:table-cell>
          <table:table-cell office:value-type="float" office:value="28530" calcext:value-type="float">
            <text:p>28530</text:p>
          </table:table-cell>
          <table:table-cell office:value-type="float" office:value="28398" calcext:value-type="float">
            <text:p>28398</text:p>
          </table:table-cell>
          <table:table-cell office:value-type="float" office:value="26996" calcext:value-type="float">
            <text:p>26996</text:p>
          </table:table-cell>
          <table:table-cell office:value-type="float" office:value="26722" calcext:value-type="float">
            <text:p>26722</text:p>
          </table:table-cell>
          <table:table-cell office:value-type="float" office:value="26455" calcext:value-type="float">
            <text:p>26455</text:p>
          </table:table-cell>
          <table:table-cell office:value-type="float" office:value="26627" calcext:value-type="float">
            <text:p>26627</text:p>
          </table:table-cell>
          <table:table-cell office:value-type="float" office:value="26599" calcext:value-type="float">
            <text:p>26599</text:p>
          </table:table-cell>
          <table:table-cell office:value-type="float" office:value="26976" calcext:value-type="float">
            <text:p>26976</text:p>
          </table:table-cell>
          <table:table-cell office:value-type="float" office:value="27552" calcext:value-type="float">
            <text:p>27552</text:p>
          </table:table-cell>
          <table:table-cell office:value-type="float" office:value="28115" calcext:value-type="float">
            <text:p>28115</text:p>
          </table:table-cell>
          <table:table-cell office:value-type="float" office:value="28222" calcext:value-type="float">
            <text:p>28222</text:p>
          </table:table-cell>
          <table:table-cell office:value-type="float" office:value="28050" calcext:value-type="float">
            <text:p>28050</text:p>
          </table:table-cell>
          <table:table-cell office:value-type="float" office:value="27296" calcext:value-type="float">
            <text:p>27296</text:p>
          </table:table-cell>
          <table:table-cell office:value-type="float" office:value="27858" calcext:value-type="float">
            <text:p>27858</text:p>
          </table:table-cell>
        </table:table-row>
        <table:table-row table:style-name="ro2">
          <table:table-cell office:value-type="string" calcext:value-type="string">
            <text:p>Brevard</text:p>
          </table:table-cell>
          <table:table-cell office:value-type="float" office:value="542109" calcext:value-type="float">
            <text:p>542109</text:p>
          </table:table-cell>
          <table:table-cell office:value-type="float" office:value="543990" calcext:value-type="float">
            <text:p>543990</text:p>
          </table:table-cell>
          <table:table-cell office:value-type="float" office:value="544393" calcext:value-type="float">
            <text:p>544393</text:p>
          </table:table-cell>
          <table:table-cell office:value-type="float" office:value="547029" calcext:value-type="float">
            <text:p>547029</text:p>
          </table:table-cell>
          <table:table-cell office:value-type="float" office:value="550349" calcext:value-type="float">
            <text:p>550349</text:p>
          </table:table-cell>
          <table:table-cell office:value-type="float" office:value="555669" calcext:value-type="float">
            <text:p>555669</text:p>
          </table:table-cell>
          <table:table-cell office:value-type="float" office:value="565925" calcext:value-type="float">
            <text:p>565925</text:p>
          </table:table-cell>
          <table:table-cell office:value-type="float" office:value="577132" calcext:value-type="float">
            <text:p>577132</text:p>
          </table:table-cell>
          <table:table-cell office:value-type="float" office:value="587877" calcext:value-type="float">
            <text:p>587877</text:p>
          </table:table-cell>
          <table:table-cell office:value-type="float" office:value="594651" calcext:value-type="float">
            <text:p>594651</text:p>
          </table:table-cell>
          <table:table-cell office:value-type="float" office:value="600657" calcext:value-type="float">
            <text:p>600657</text:p>
          </table:table-cell>
          <table:table-cell office:value-type="float" office:value="608775" calcext:value-type="float">
            <text:p>608775</text:p>
          </table:table-cell>
          <table:table-cell office:value-type="float" office:value="617900" calcext:value-type="float">
            <text:p>617900</text:p>
          </table:table-cell>
          <table:table-cell office:value-type="float" office:value="630707" calcext:value-type="float">
            <text:p>630707</text:p>
          </table:table-cell>
          <table:table-cell office:value-type="float" office:value="643979" calcext:value-type="float">
            <text:p>643979</text:p>
          </table:table-cell>
        </table:table-row>
        <table:table-row table:style-name="ro2">
          <table:table-cell office:value-type="string" calcext:value-type="string">
            <text:p>Broward</text:p>
          </table:table-cell>
          <table:table-cell office:value-type="float" office:value="1733310" calcext:value-type="float">
            <text:p>1733310</text:p>
          </table:table-cell>
          <table:table-cell office:value-type="float" office:value="1752482" calcext:value-type="float">
            <text:p>1752482</text:p>
          </table:table-cell>
          <table:table-cell office:value-type="float" office:value="1785285" calcext:value-type="float">
            <text:p>1785285</text:p>
          </table:table-cell>
          <table:table-cell office:value-type="float" office:value="1811203" calcext:value-type="float">
            <text:p>1811203</text:p>
          </table:table-cell>
          <table:table-cell office:value-type="float" office:value="1832153" calcext:value-type="float">
            <text:p>1832153</text:p>
          </table:table-cell>
          <table:table-cell office:value-type="float" office:value="1855094" calcext:value-type="float">
            <text:p>1855094</text:p>
          </table:table-cell>
          <table:table-cell office:value-type="float" office:value="1877820" calcext:value-type="float">
            <text:p>1877820</text:p>
          </table:table-cell>
          <table:table-cell office:value-type="float" office:value="1904711" calcext:value-type="float">
            <text:p>1904711</text:p>
          </table:table-cell>
          <table:table-cell office:value-type="float" office:value="1925427" calcext:value-type="float">
            <text:p>1925427</text:p>
          </table:table-cell>
          <table:table-cell office:value-type="float" office:value="1936089" calcext:value-type="float">
            <text:p>1936089</text:p>
          </table:table-cell>
          <table:table-cell office:value-type="float" office:value="1942057" calcext:value-type="float">
            <text:p>1942057</text:p>
          </table:table-cell>
          <table:table-cell office:value-type="float" office:value="1943398" calcext:value-type="float">
            <text:p>1943398</text:p>
          </table:table-cell>
          <table:table-cell office:value-type="float" office:value="1935575" calcext:value-type="float">
            <text:p>1935575</text:p>
          </table:table-cell>
          <table:table-cell office:value-type="float" office:value="1946889" calcext:value-type="float">
            <text:p>1946889</text:p>
          </table:table-cell>
          <table:table-cell office:value-type="float" office:value="1962531" calcext:value-type="float">
            <text:p>1962531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float" office:value="14692" calcext:value-type="float">
            <text:p>14692</text:p>
          </table:table-cell>
          <table:table-cell office:value-type="float" office:value="14645" calcext:value-type="float">
            <text:p>14645</text:p>
          </table:table-cell>
          <table:table-cell office:value-type="float" office:value="14667" calcext:value-type="float">
            <text:p>14667</text:p>
          </table:table-cell>
          <table:table-cell office:value-type="float" office:value="14568" calcext:value-type="float">
            <text:p>14568</text:p>
          </table:table-cell>
          <table:table-cell office:value-type="float" office:value="14432" calcext:value-type="float">
            <text:p>14432</text:p>
          </table:table-cell>
          <table:table-cell office:value-type="float" office:value="14259" calcext:value-type="float">
            <text:p>14259</text:p>
          </table:table-cell>
          <table:table-cell office:value-type="float" office:value="14168" calcext:value-type="float">
            <text:p>14168</text:p>
          </table:table-cell>
          <table:table-cell office:value-type="float" office:value="14056" calcext:value-type="float">
            <text:p>14056</text:p>
          </table:table-cell>
          <table:table-cell office:value-type="float" office:value="14127" calcext:value-type="float">
            <text:p>14127</text:p>
          </table:table-cell>
          <table:table-cell office:value-type="float" office:value="14211" calcext:value-type="float">
            <text:p>14211</text:p>
          </table:table-cell>
          <table:table-cell office:value-type="float" office:value="13711" calcext:value-type="float">
            <text:p>13711</text:p>
          </table:table-cell>
          <table:table-cell office:value-type="float" office:value="13707" calcext:value-type="float">
            <text:p>13707</text:p>
          </table:table-cell>
          <table:table-cell office:value-type="float" office:value="13518" calcext:value-type="float">
            <text:p>13518</text:p>
          </table:table-cell>
          <table:table-cell office:value-type="float" office:value="13465" calcext:value-type="float">
            <text:p>13465</text:p>
          </table:table-cell>
          <table:table-cell office:value-type="float" office:value="13470" calcext:value-type="float">
            <text:p>13470</text:p>
          </table:table-cell>
        </table:table-row>
        <table:table-row table:style-name="ro2">
          <table:table-cell office:value-type="string" calcext:value-type="string">
            <text:p>Charlotte</text:p>
          </table:table-cell>
          <table:table-cell office:value-type="float" office:value="159629" calcext:value-type="float">
            <text:p>159629</text:p>
          </table:table-cell>
          <table:table-cell office:value-type="float" office:value="159727" calcext:value-type="float">
            <text:p>159727</text:p>
          </table:table-cell>
          <table:table-cell office:value-type="float" office:value="159076" calcext:value-type="float">
            <text:p>159076</text:p>
          </table:table-cell>
          <table:table-cell office:value-type="float" office:value="161310" calcext:value-type="float">
            <text:p>161310</text:p>
          </table:table-cell>
          <table:table-cell office:value-type="float" office:value="162590" calcext:value-type="float">
            <text:p>162590</text:p>
          </table:table-cell>
          <table:table-cell office:value-type="float" office:value="165317" calcext:value-type="float">
            <text:p>165317</text:p>
          </table:table-cell>
          <table:table-cell office:value-type="float" office:value="169037" calcext:value-type="float">
            <text:p>169037</text:p>
          </table:table-cell>
          <table:table-cell office:value-type="float" office:value="173794" calcext:value-type="float">
            <text:p>173794</text:p>
          </table:table-cell>
          <table:table-cell office:value-type="float" office:value="177066" calcext:value-type="float">
            <text:p>177066</text:p>
          </table:table-cell>
          <table:table-cell office:value-type="float" office:value="179593" calcext:value-type="float">
            <text:p>179593</text:p>
          </table:table-cell>
          <table:table-cell office:value-type="float" office:value="183378" calcext:value-type="float">
            <text:p>183378</text:p>
          </table:table-cell>
          <table:table-cell office:value-type="float" office:value="187995" calcext:value-type="float">
            <text:p>187995</text:p>
          </table:table-cell>
          <table:table-cell office:value-type="float" office:value="194934" calcext:value-type="float">
            <text:p>194934</text:p>
          </table:table-cell>
          <table:table-cell office:value-type="float" office:value="202582" calcext:value-type="float">
            <text:p>202582</text:p>
          </table:table-cell>
          <table:table-cell office:value-type="float" office:value="206134" calcext:value-type="float">
            <text:p>206134</text:p>
          </table:table-cell>
        </table:table-row>
        <table:table-row table:style-name="ro2">
          <table:table-cell office:value-type="string" calcext:value-type="string">
            <text:p>Citrus</text:p>
          </table:table-cell>
          <table:table-cell office:value-type="float" office:value="141381" calcext:value-type="float">
            <text:p>141381</text:p>
          </table:table-cell>
          <table:table-cell office:value-type="float" office:value="141212" calcext:value-type="float">
            <text:p>141212</text:p>
          </table:table-cell>
          <table:table-cell office:value-type="float" office:value="139957" calcext:value-type="float">
            <text:p>139957</text:p>
          </table:table-cell>
          <table:table-cell office:value-type="float" office:value="139531" calcext:value-type="float">
            <text:p>139531</text:p>
          </table:table-cell>
          <table:table-cell office:value-type="float" office:value="139344" calcext:value-type="float">
            <text:p>139344</text:p>
          </table:table-cell>
          <table:table-cell office:value-type="float" office:value="139503" calcext:value-type="float">
            <text:p>139503</text:p>
          </table:table-cell>
          <table:table-cell office:value-type="float" office:value="141133" calcext:value-type="float">
            <text:p>141133</text:p>
          </table:table-cell>
          <table:table-cell office:value-type="float" office:value="143864" calcext:value-type="float">
            <text:p>143864</text:p>
          </table:table-cell>
          <table:table-cell office:value-type="float" office:value="146636" calcext:value-type="float">
            <text:p>146636</text:p>
          </table:table-cell>
          <table:table-cell office:value-type="float" office:value="149077" calcext:value-type="float">
            <text:p>149077</text:p>
          </table:table-cell>
          <table:table-cell office:value-type="float" office:value="151450" calcext:value-type="float">
            <text:p>151450</text:p>
          </table:table-cell>
          <table:table-cell office:value-type="float" office:value="154568" calcext:value-type="float">
            <text:p>154568</text:p>
          </table:table-cell>
          <table:table-cell office:value-type="float" office:value="158167" calcext:value-type="float">
            <text:p>158167</text:p>
          </table:table-cell>
          <table:table-cell office:value-type="float" office:value="162508" calcext:value-type="float">
            <text:p>162508</text:p>
          </table:table-cell>
          <table:table-cell office:value-type="float" office:value="166696" calcext:value-type="float">
            <text:p>166696</text:p>
          </table:table-cell>
        </table:table-row>
        <table:table-row table:style-name="ro2">
          <table:table-cell office:value-type="string" calcext:value-type="string">
            <text:p>Clay</text:p>
          </table:table-cell>
          <table:table-cell office:value-type="float" office:value="189101" calcext:value-type="float">
            <text:p>189101</text:p>
          </table:table-cell>
          <table:table-cell office:value-type="float" office:value="191379" calcext:value-type="float">
            <text:p>191379</text:p>
          </table:table-cell>
          <table:table-cell office:value-type="float" office:value="191965" calcext:value-type="float">
            <text:p>191965</text:p>
          </table:table-cell>
          <table:table-cell office:value-type="float" office:value="193243" calcext:value-type="float">
            <text:p>193243</text:p>
          </table:table-cell>
          <table:table-cell office:value-type="float" office:value="194771" calcext:value-type="float">
            <text:p>194771</text:p>
          </table:table-cell>
          <table:table-cell office:value-type="float" office:value="197429" calcext:value-type="float">
            <text:p>197429</text:p>
          </table:table-cell>
          <table:table-cell office:value-type="float" office:value="200999" calcext:value-type="float">
            <text:p>200999</text:p>
          </table:table-cell>
          <table:table-cell office:value-type="float" office:value="205552" calcext:value-type="float">
            <text:p>205552</text:p>
          </table:table-cell>
          <table:table-cell office:value-type="float" office:value="210236" calcext:value-type="float">
            <text:p>210236</text:p>
          </table:table-cell>
          <table:table-cell office:value-type="float" office:value="213462" calcext:value-type="float">
            <text:p>213462</text:p>
          </table:table-cell>
          <table:table-cell office:value-type="float" office:value="216277" calcext:value-type="float">
            <text:p>216277</text:p>
          </table:table-cell>
          <table:table-cell office:value-type="float" office:value="218951" calcext:value-type="float">
            <text:p>218951</text:p>
          </table:table-cell>
          <table:table-cell office:value-type="float" office:value="222648" calcext:value-type="float">
            <text:p>222648</text:p>
          </table:table-cell>
          <table:table-cell office:value-type="float" office:value="226634" calcext:value-type="float">
            <text:p>226634</text:p>
          </table:table-cell>
          <table:table-cell office:value-type="float" office:value="232439" calcext:value-type="float">
            <text:p>232439</text:p>
          </table:table-cell>
        </table:table-row>
        <table:table-row table:style-name="ro2">
          <table:table-cell office:value-type="string" calcext:value-type="string">
            <text:p>Collier</text:p>
          </table:table-cell>
          <table:table-cell office:value-type="float" office:value="318485" calcext:value-type="float">
            <text:p>318485</text:p>
          </table:table-cell>
          <table:table-cell office:value-type="float" office:value="322181" calcext:value-type="float">
            <text:p>322181</text:p>
          </table:table-cell>
          <table:table-cell office:value-type="float" office:value="325693" calcext:value-type="float">
            <text:p>325693</text:p>
          </table:table-cell>
          <table:table-cell office:value-type="float" office:value="328767" calcext:value-type="float">
            <text:p>328767</text:p>
          </table:table-cell>
          <table:table-cell office:value-type="float" office:value="333986" calcext:value-type="float">
            <text:p>333986</text:p>
          </table:table-cell>
          <table:table-cell office:value-type="float" office:value="340672" calcext:value-type="float">
            <text:p>340672</text:p>
          </table:table-cell>
          <table:table-cell office:value-type="float" office:value="347977" calcext:value-type="float">
            <text:p>347977</text:p>
          </table:table-cell>
          <table:table-cell office:value-type="float" office:value="355995" calcext:value-type="float">
            <text:p>355995</text:p>
          </table:table-cell>
          <table:table-cell office:value-type="float" office:value="361805" calcext:value-type="float">
            <text:p>361805</text:p>
          </table:table-cell>
          <table:table-cell office:value-type="float" office:value="365594" calcext:value-type="float">
            <text:p>365594</text:p>
          </table:table-cell>
          <table:table-cell office:value-type="float" office:value="371271" calcext:value-type="float">
            <text:p>371271</text:p>
          </table:table-cell>
          <table:table-cell office:value-type="float" office:value="377310" calcext:value-type="float">
            <text:p>377310</text:p>
          </table:table-cell>
          <table:table-cell office:value-type="float" office:value="387226" calcext:value-type="float">
            <text:p>387226</text:p>
          </table:table-cell>
          <table:table-cell office:value-type="float" office:value="397516" calcext:value-type="float">
            <text:p>397516</text:p>
          </table:table-cell>
          <table:table-cell office:value-type="float" office:value="404310" calcext:value-type="float">
            <text:p>404310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float" office:value="67412" calcext:value-type="float">
            <text:p>67412</text:p>
          </table:table-cell>
          <table:table-cell office:value-type="float" office:value="67488" calcext:value-type="float">
            <text:p>67488</text:p>
          </table:table-cell>
          <table:table-cell office:value-type="float" office:value="66978" calcext:value-type="float">
            <text:p>66978</text:p>
          </table:table-cell>
          <table:table-cell office:value-type="float" office:value="67276" calcext:value-type="float">
            <text:p>67276</text:p>
          </table:table-cell>
          <table:table-cell office:value-type="float" office:value="66537" calcext:value-type="float">
            <text:p>66537</text:p>
          </table:table-cell>
          <table:table-cell office:value-type="float" office:value="66635" calcext:value-type="float">
            <text:p>66635</text:p>
          </table:table-cell>
          <table:table-cell office:value-type="float" office:value="66813" calcext:value-type="float">
            <text:p>66813</text:p>
          </table:table-cell>
          <table:table-cell office:value-type="float" office:value="67556" calcext:value-type="float">
            <text:p>67556</text:p>
          </table:table-cell>
          <table:table-cell office:value-type="float" office:value="68028" calcext:value-type="float">
            <text:p>68028</text:p>
          </table:table-cell>
          <table:table-cell office:value-type="float" office:value="68418" calcext:value-type="float">
            <text:p>68418</text:p>
          </table:table-cell>
          <table:table-cell office:value-type="float" office:value="69186" calcext:value-type="float">
            <text:p>69186</text:p>
          </table:table-cell>
          <table:table-cell office:value-type="float" office:value="69740" calcext:value-type="float">
            <text:p>69740</text:p>
          </table:table-cell>
          <table:table-cell office:value-type="float" office:value="69932" calcext:value-type="float">
            <text:p>69932</text:p>
          </table:table-cell>
          <table:table-cell office:value-type="float" office:value="71870" calcext:value-type="float">
            <text:p>71870</text:p>
          </table:table-cell>
          <table:table-cell office:value-type="float" office:value="73063" calcext:value-type="float">
            <text:p>73063</text:p>
          </table:table-cell>
        </table:table-row>
        <table:table-row table:style-name="ro2">
          <table:table-cell office:value-type="string" calcext:value-type="string">
            <text:p>DeSoto</text:p>
          </table:table-cell>
          <table:table-cell office:value-type="float" office:value="34592" calcext:value-type="float">
            <text:p>34592</text:p>
          </table:table-cell>
          <table:table-cell office:value-type="float" office:value="34825" calcext:value-type="float">
            <text:p>34825</text:p>
          </table:table-cell>
          <table:table-cell office:value-type="float" office:value="34296" calcext:value-type="float">
            <text:p>34296</text:p>
          </table:table-cell>
          <table:table-cell office:value-type="float" office:value="34009" calcext:value-type="float">
            <text:p>34009</text:p>
          </table:table-cell>
          <table:table-cell office:value-type="float" office:value="33468" calcext:value-type="float">
            <text:p>33468</text:p>
          </table:table-cell>
          <table:table-cell office:value-type="float" office:value="33457" calcext:value-type="float">
            <text:p>33457</text:p>
          </table:table-cell>
          <table:table-cell office:value-type="float" office:value="33326" calcext:value-type="float">
            <text:p>33326</text:p>
          </table:table-cell>
          <table:table-cell office:value-type="float" office:value="33468" calcext:value-type="float">
            <text:p>33468</text:p>
          </table:table-cell>
          <table:table-cell office:value-type="float" office:value="33958" calcext:value-type="float">
            <text:p>33958</text:p>
          </table:table-cell>
          <table:table-cell office:value-type="float" office:value="33486" calcext:value-type="float">
            <text:p>33486</text:p>
          </table:table-cell>
          <table:table-cell office:value-type="float" office:value="33738" calcext:value-type="float">
            <text:p>33738</text:p>
          </table:table-cell>
          <table:table-cell office:value-type="float" office:value="34086" calcext:value-type="float">
            <text:p>34086</text:p>
          </table:table-cell>
          <table:table-cell office:value-type="float" office:value="34333" calcext:value-type="float">
            <text:p>34333</text:p>
          </table:table-cell>
          <table:table-cell office:value-type="float" office:value="35320" calcext:value-type="float">
            <text:p>35320</text:p>
          </table:table-cell>
          <table:table-cell office:value-type="float" office:value="35979" calcext:value-type="float">
            <text:p>35979</text:p>
          </table:table-cell>
        </table:table-row>
        <table:table-row table:style-name="ro2">
          <table:table-cell office:value-type="string" calcext:value-type="string">
            <text:p>Dixie</text:p>
          </table:table-cell>
          <table:table-cell office:value-type="float" office:value="16403" calcext:value-type="float">
            <text:p>16403</text:p>
          </table:table-cell>
          <table:table-cell office:value-type="float" office:value="16392" calcext:value-type="float">
            <text:p>16392</text:p>
          </table:table-cell>
          <table:table-cell office:value-type="float" office:value="16368" calcext:value-type="float">
            <text:p>16368</text:p>
          </table:table-cell>
          <table:table-cell office:value-type="float" office:value="16087" calcext:value-type="float">
            <text:p>16087</text:p>
          </table:table-cell>
          <table:table-cell office:value-type="float" office:value="15991" calcext:value-type="float">
            <text:p>15991</text:p>
          </table:table-cell>
          <table:table-cell office:value-type="float" office:value="15920" calcext:value-type="float">
            <text:p>15920</text:p>
          </table:table-cell>
          <table:table-cell office:value-type="float" office:value="16202" calcext:value-type="float">
            <text:p>16202</text:p>
          </table:table-cell>
          <table:table-cell office:value-type="float" office:value="16277" calcext:value-type="float">
            <text:p>16277</text:p>
          </table:table-cell>
          <table:table-cell office:value-type="float" office:value="16401" calcext:value-type="float">
            <text:p>16401</text:p>
          </table:table-cell>
          <table:table-cell office:value-type="float" office:value="16456" calcext:value-type="float">
            <text:p>16456</text:p>
          </table:table-cell>
          <table:table-cell office:value-type="float" office:value="16622" calcext:value-type="float">
            <text:p>16622</text:p>
          </table:table-cell>
          <table:table-cell office:value-type="float" office:value="16687" calcext:value-type="float">
            <text:p>16687</text:p>
          </table:table-cell>
          <table:table-cell office:value-type="float" office:value="16933" calcext:value-type="float">
            <text:p>16933</text:p>
          </table:table-cell>
          <table:table-cell office:value-type="float" office:value="17120" calcext:value-type="float">
            <text:p>17120</text:p>
          </table:table-cell>
          <table:table-cell office:value-type="float" office:value="17465" calcext:value-type="float">
            <text:p>17465</text:p>
          </table:table-cell>
        </table:table-row>
        <table:table-row table:style-name="ro2">
          <table:table-cell office:value-type="string" calcext:value-type="string">
            <text:p>Duval</text:p>
          </table:table-cell>
          <table:table-cell office:value-type="float" office:value="859795" calcext:value-type="float">
            <text:p>859795</text:p>
          </table:table-cell>
          <table:table-cell office:value-type="float" office:value="866400" calcext:value-type="float">
            <text:p>866400</text:p>
          </table:table-cell>
          <table:table-cell office:value-type="float" office:value="876225" calcext:value-type="float">
            <text:p>876225</text:p>
          </table:table-cell>
          <table:table-cell office:value-type="float" office:value="887094" calcext:value-type="float">
            <text:p>887094</text:p>
          </table:table-cell>
          <table:table-cell office:value-type="float" office:value="896017" calcext:value-type="float">
            <text:p>896017</text:p>
          </table:table-cell>
          <table:table-cell office:value-type="float" office:value="909830" calcext:value-type="float">
            <text:p>909830</text:p>
          </table:table-cell>
          <table:table-cell office:value-type="float" office:value="926836" calcext:value-type="float">
            <text:p>926836</text:p>
          </table:table-cell>
          <table:table-cell office:value-type="float" office:value="945772" calcext:value-type="float">
            <text:p>945772</text:p>
          </table:table-cell>
          <table:table-cell office:value-type="float" office:value="960895" calcext:value-type="float">
            <text:p>960895</text:p>
          </table:table-cell>
          <table:table-cell office:value-type="float" office:value="975192" calcext:value-type="float">
            <text:p>975192</text:p>
          </table:table-cell>
          <table:table-cell office:value-type="float" office:value="987572" calcext:value-type="float">
            <text:p>987572</text:p>
          </table:table-cell>
          <table:table-cell office:value-type="float" office:value="997784" calcext:value-type="float">
            <text:p>997784</text:p>
          </table:table-cell>
          <table:table-cell office:value-type="float" office:value="1002774" calcext:value-type="float">
            <text:p>1002774</text:p>
          </table:table-cell>
          <table:table-cell office:value-type="float" office:value="1017011" calcext:value-type="float">
            <text:p>1017011</text:p>
          </table:table-cell>
          <table:table-cell office:value-type="float" office:value="1030822" calcext:value-type="float">
            <text:p>1030822</text:p>
          </table:table-cell>
        </table:table-row>
        <table:table-row table:style-name="ro2">
          <table:table-cell office:value-type="string" calcext:value-type="string">
            <text:p>Escambia</text:p>
          </table:table-cell>
          <table:table-cell office:value-type="float" office:value="297015" calcext:value-type="float">
            <text:p>297015</text:p>
          </table:table-cell>
          <table:table-cell office:value-type="float" office:value="298071" calcext:value-type="float">
            <text:p>298071</text:p>
          </table:table-cell>
          <table:table-cell office:value-type="float" office:value="299490" calcext:value-type="float">
            <text:p>299490</text:p>
          </table:table-cell>
          <table:table-cell office:value-type="float" office:value="303577" calcext:value-type="float">
            <text:p>303577</text:p>
          </table:table-cell>
          <table:table-cell office:value-type="float" office:value="306908" calcext:value-type="float">
            <text:p>306908</text:p>
          </table:table-cell>
          <table:table-cell office:value-type="float" office:value="308239" calcext:value-type="float">
            <text:p>308239</text:p>
          </table:table-cell>
          <table:table-cell office:value-type="float" office:value="309678" calcext:value-type="float">
            <text:p>309678</text:p>
          </table:table-cell>
          <table:table-cell office:value-type="float" office:value="312032" calcext:value-type="float">
            <text:p>312032</text:p>
          </table:table-cell>
          <table:table-cell office:value-type="float" office:value="313947" calcext:value-type="float">
            <text:p>313947</text:p>
          </table:table-cell>
          <table:table-cell office:value-type="float" office:value="315932" calcext:value-type="float">
            <text:p>315932</text:p>
          </table:table-cell>
          <table:table-cell office:value-type="float" office:value="319463" calcext:value-type="float">
            <text:p>319463</text:p>
          </table:table-cell>
          <table:table-cell office:value-type="float" office:value="322568" calcext:value-type="float">
            <text:p>322568</text:p>
          </table:table-cell>
          <table:table-cell office:value-type="float" office:value="323459" calcext:value-type="float">
            <text:p>323459</text:p>
          </table:table-cell>
          <table:table-cell office:value-type="float" office:value="323860" calcext:value-type="float">
            <text:p>323860</text:p>
          </table:table-cell>
          <table:table-cell office:value-type="float" office:value="326928" calcext:value-type="float">
            <text:p>326928</text:p>
          </table:table-cell>
        </table:table-row>
        <table:table-row table:style-name="ro2">
          <table:table-cell office:value-type="string" calcext:value-type="string">
            <text:p>Flagler</text:p>
          </table:table-cell>
          <table:table-cell office:value-type="float" office:value="94700" calcext:value-type="float">
            <text:p>94700</text:p>
          </table:table-cell>
          <table:table-cell office:value-type="float" office:value="96005" calcext:value-type="float">
            <text:p>96005</text:p>
          </table:table-cell>
          <table:table-cell office:value-type="float" office:value="97168" calcext:value-type="float">
            <text:p>97168</text:p>
          </table:table-cell>
          <table:table-cell office:value-type="float" office:value="97911" calcext:value-type="float">
            <text:p>97911</text:p>
          </table:table-cell>
          <table:table-cell office:value-type="float" office:value="99051" calcext:value-type="float">
            <text:p>99051</text:p>
          </table:table-cell>
          <table:table-cell office:value-type="float" office:value="100922" calcext:value-type="float">
            <text:p>100922</text:p>
          </table:table-cell>
          <table:table-cell office:value-type="float" office:value="103251" calcext:value-type="float">
            <text:p>103251</text:p>
          </table:table-cell>
          <table:table-cell office:value-type="float" office:value="106081" calcext:value-type="float">
            <text:p>106081</text:p>
          </table:table-cell>
          <table:table-cell office:value-type="float" office:value="108544" calcext:value-type="float">
            <text:p>108544</text:p>
          </table:table-cell>
          <table:table-cell office:value-type="float" office:value="110399" calcext:value-type="float">
            <text:p>110399</text:p>
          </table:table-cell>
          <table:table-cell office:value-type="float" office:value="113221" calcext:value-type="float">
            <text:p>113221</text:p>
          </table:table-cell>
          <table:table-cell office:value-type="float" office:value="116028" calcext:value-type="float">
            <text:p>116028</text:p>
          </table:table-cell>
          <table:table-cell office:value-type="float" office:value="120974" calcext:value-type="float">
            <text:p>120974</text:p>
          </table:table-cell>
          <table:table-cell office:value-type="float" office:value="126758" calcext:value-type="float">
            <text:p>126758</text:p>
          </table:table-cell>
          <table:table-cell office:value-type="float" office:value="131439" calcext:value-type="float">
            <text:p>131439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float" office:value="11515" calcext:value-type="float">
            <text:p>11515</text:p>
          </table:table-cell>
          <table:table-cell office:value-type="float" office:value="11529" calcext:value-type="float">
            <text:p>11529</text:p>
          </table:table-cell>
          <table:table-cell office:value-type="float" office:value="11502" calcext:value-type="float">
            <text:p>11502</text:p>
          </table:table-cell>
          <table:table-cell office:value-type="float" office:value="11665" calcext:value-type="float">
            <text:p>11665</text:p>
          </table:table-cell>
          <table:table-cell office:value-type="float" office:value="11600" calcext:value-type="float">
            <text:p>11600</text:p>
          </table:table-cell>
          <table:table-cell office:value-type="float" office:value="11761" calcext:value-type="float">
            <text:p>11761</text:p>
          </table:table-cell>
          <table:table-cell office:value-type="float" office:value="11832" calcext:value-type="float">
            <text:p>11832</text:p>
          </table:table-cell>
          <table:table-cell office:value-type="float" office:value="11989" calcext:value-type="float">
            <text:p>11989</text:p>
          </table:table-cell>
          <table:table-cell office:value-type="float" office:value="11910" calcext:value-type="float">
            <text:p>11910</text:p>
          </table:table-cell>
          <table:table-cell office:value-type="float" office:value="11898" calcext:value-type="float">
            <text:p>11898</text:p>
          </table:table-cell>
          <table:table-cell office:value-type="float" office:value="12342" calcext:value-type="float">
            <text:p>12342</text:p>
          </table:table-cell>
          <table:table-cell office:value-type="float" office:value="12468" calcext:value-type="float">
            <text:p>12468</text:p>
          </table:table-cell>
          <table:table-cell office:value-type="float" office:value="12183" calcext:value-type="float">
            <text:p>12183</text:p>
          </table:table-cell>
          <table:table-cell office:value-type="float" office:value="12492" calcext:value-type="float">
            <text:p>12492</text:p>
          </table:table-cell>
          <table:table-cell office:value-type="float" office:value="12594" calcext:value-type="float">
            <text:p>12594</text:p>
          </table:table-cell>
        </table:table-row>
        <table:table-row table:style-name="ro2">
          <table:table-cell office:value-type="string" calcext:value-type="string">
            <text:p>Gadsden</text:p>
          </table:table-cell>
          <table:table-cell office:value-type="float" office:value="46264" calcext:value-type="float">
            <text:p>46264</text:p>
          </table:table-cell>
          <table:table-cell office:value-type="float" office:value="47752" calcext:value-type="float">
            <text:p>47752</text:p>
          </table:table-cell>
          <table:table-cell office:value-type="float" office:value="47172" calcext:value-type="float">
            <text:p>47172</text:p>
          </table:table-cell>
          <table:table-cell office:value-type="float" office:value="46210" calcext:value-type="float">
            <text:p>46210</text:p>
          </table:table-cell>
          <table:table-cell office:value-type="float" office:value="45562" calcext:value-type="float">
            <text:p>45562</text:p>
          </table:table-cell>
          <table:table-cell office:value-type="float" office:value="45432" calcext:value-type="float">
            <text:p>45432</text:p>
          </table:table-cell>
          <table:table-cell office:value-type="float" office:value="45215" calcext:value-type="float">
            <text:p>45215</text:p>
          </table:table-cell>
          <table:table-cell office:value-type="float" office:value="45066" calcext:value-type="float">
            <text:p>45066</text:p>
          </table:table-cell>
          <table:table-cell office:value-type="float" office:value="44820" calcext:value-type="float">
            <text:p>44820</text:p>
          </table:table-cell>
          <table:table-cell office:value-type="float" office:value="44609" calcext:value-type="float">
            <text:p>44609</text:p>
          </table:table-cell>
          <table:table-cell office:value-type="float" office:value="44186" calcext:value-type="float">
            <text:p>44186</text:p>
          </table:table-cell>
          <table:table-cell office:value-type="float" office:value="43411" calcext:value-type="float">
            <text:p>43411</text:p>
          </table:table-cell>
          <table:table-cell office:value-type="float" office:value="43599" calcext:value-type="float">
            <text:p>43599</text:p>
          </table:table-cell>
          <table:table-cell office:value-type="float" office:value="43393" calcext:value-type="float">
            <text:p>43393</text:p>
          </table:table-cell>
          <table:table-cell office:value-type="float" office:value="43833" calcext:value-type="float">
            <text:p>43833</text:p>
          </table:table-cell>
        </table:table-row>
        <table:table-row table:style-name="ro2">
          <table:table-cell office:value-type="string" calcext:value-type="string">
            <text:p>Gilchrist</text:p>
          </table:table-cell>
          <table:table-cell office:value-type="float" office:value="16829" calcext:value-type="float">
            <text:p>16829</text:p>
          </table:table-cell>
          <table:table-cell office:value-type="float" office:value="16982" calcext:value-type="float">
            <text:p>16982</text:p>
          </table:table-cell>
          <table:table-cell office:value-type="float" office:value="16881" calcext:value-type="float">
            <text:p>16881</text:p>
          </table:table-cell>
          <table:table-cell office:value-type="float" office:value="16691" calcext:value-type="float">
            <text:p>16691</text:p>
          </table:table-cell>
          <table:table-cell office:value-type="float" office:value="16658" calcext:value-type="float">
            <text:p>16658</text:p>
          </table:table-cell>
          <table:table-cell office:value-type="float" office:value="16598" calcext:value-type="float">
            <text:p>16598</text:p>
          </table:table-cell>
          <table:table-cell office:value-type="float" office:value="16888" calcext:value-type="float">
            <text:p>16888</text:p>
          </table:table-cell>
          <table:table-cell office:value-type="float" office:value="17004" calcext:value-type="float">
            <text:p>17004</text:p>
          </table:table-cell>
          <table:table-cell office:value-type="float" office:value="17200" calcext:value-type="float">
            <text:p>17200</text:p>
          </table:table-cell>
          <table:table-cell office:value-type="float" office:value="17467" calcext:value-type="float">
            <text:p>17467</text:p>
          </table:table-cell>
          <table:table-cell office:value-type="float" office:value="17679" calcext:value-type="float">
            <text:p>17679</text:p>
          </table:table-cell>
          <table:table-cell office:value-type="float" office:value="17882" calcext:value-type="float">
            <text:p>17882</text:p>
          </table:table-cell>
          <table:table-cell office:value-type="float" office:value="18316" calcext:value-type="float">
            <text:p>18316</text:p>
          </table:table-cell>
          <table:table-cell office:value-type="float" office:value="19002" calcext:value-type="float">
            <text:p>19002</text:p>
          </table:table-cell>
          <table:table-cell office:value-type="float" office:value="19587" calcext:value-type="float">
            <text:p>19587</text:p>
          </table:table-cell>
        </table:table-row>
        <table:table-row table:style-name="ro2">
          <table:table-cell office:value-type="string" calcext:value-type="string">
            <text:p>Glades</text:p>
          </table:table-cell>
          <table:table-cell office:value-type="float" office:value="12839" calcext:value-type="float">
            <text:p>12839</text:p>
          </table:table-cell>
          <table:table-cell office:value-type="float" office:value="12827" calcext:value-type="float">
            <text:p>12827</text:p>
          </table:table-cell>
          <table:table-cell office:value-type="float" office:value="12589" calcext:value-type="float">
            <text:p>12589</text:p>
          </table:table-cell>
          <table:table-cell office:value-type="float" office:value="12219" calcext:value-type="float">
            <text:p>12219</text:p>
          </table:table-cell>
          <table:table-cell office:value-type="float" office:value="12020" calcext:value-type="float">
            <text:p>12020</text:p>
          </table:table-cell>
          <table:table-cell office:value-type="float" office:value="12093" calcext:value-type="float">
            <text:p>12093</text:p>
          </table:table-cell>
          <table:table-cell office:value-type="float" office:value="12049" calcext:value-type="float">
            <text:p>12049</text:p>
          </table:table-cell>
          <table:table-cell office:value-type="float" office:value="12151" calcext:value-type="float">
            <text:p>12151</text:p>
          </table:table-cell>
          <table:table-cell office:value-type="float" office:value="12118" calcext:value-type="float">
            <text:p>12118</text:p>
          </table:table-cell>
          <table:table-cell office:value-type="float" office:value="12086" calcext:value-type="float">
            <text:p>12086</text:p>
          </table:table-cell>
          <table:table-cell office:value-type="float" office:value="12035" calcext:value-type="float">
            <text:p>12035</text:p>
          </table:table-cell>
          <table:table-cell office:value-type="float" office:value="12078" calcext:value-type="float">
            <text:p>12078</text:p>
          </table:table-cell>
          <table:table-cell office:value-type="float" office:value="12266" calcext:value-type="float">
            <text:p>12266</text:p>
          </table:table-cell>
          <table:table-cell office:value-type="float" office:value="12463" calcext:value-type="float">
            <text:p>12463</text:p>
          </table:table-cell>
          <table:table-cell office:value-type="float" office:value="12786" calcext:value-type="float">
            <text:p>12786</text:p>
          </table:table-cell>
        </table:table-row>
        <table:table-row table:style-name="ro2">
          <table:table-cell office:value-type="string" calcext:value-type="string">
            <text:p>Gulf</text:p>
          </table:table-cell>
          <table:table-cell office:value-type="float" office:value="15933" calcext:value-type="float">
            <text:p>15933</text:p>
          </table:table-cell>
          <table:table-cell office:value-type="float" office:value="15842" calcext:value-type="float">
            <text:p>15842</text:p>
          </table:table-cell>
          <table:table-cell office:value-type="float" office:value="15849" calcext:value-type="float">
            <text:p>15849</text:p>
          </table:table-cell>
          <table:table-cell office:value-type="float" office:value="15918" calcext:value-type="float">
            <text:p>15918</text:p>
          </table:table-cell>
          <table:table-cell office:value-type="float" office:value="16101" calcext:value-type="float">
            <text:p>16101</text:p>
          </table:table-cell>
          <table:table-cell office:value-type="float" office:value="16291" calcext:value-type="float">
            <text:p>16291</text:p>
          </table:table-cell>
          <table:table-cell office:value-type="float" office:value="16289" calcext:value-type="float">
            <text:p>16289</text:p>
          </table:table-cell>
          <table:table-cell office:value-type="float" office:value="16493" calcext:value-type="float">
            <text:p>16493</text:p>
          </table:table-cell>
          <table:table-cell office:value-type="float" office:value="16592" calcext:value-type="float">
            <text:p>16592</text:p>
          </table:table-cell>
          <table:table-cell office:value-type="float" office:value="16680" calcext:value-type="float">
            <text:p>16680</text:p>
          </table:table-cell>
          <table:table-cell office:value-type="float" office:value="14107" calcext:value-type="float">
            <text:p>14107</text:p>
          </table:table-cell>
          <table:table-cell office:value-type="float" office:value="14259" calcext:value-type="float">
            <text:p>14259</text:p>
          </table:table-cell>
          <table:table-cell office:value-type="float" office:value="14462" calcext:value-type="float">
            <text:p>14462</text:p>
          </table:table-cell>
          <table:table-cell office:value-type="float" office:value="15299" calcext:value-type="float">
            <text:p>15299</text:p>
          </table:table-cell>
          <table:table-cell office:value-type="float" office:value="15693" calcext:value-type="float">
            <text:p>15693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float" office:value="14930" calcext:value-type="float">
            <text:p>14930</text:p>
          </table:table-cell>
          <table:table-cell office:value-type="float" office:value="14673" calcext:value-type="float">
            <text:p>14673</text:p>
          </table:table-cell>
          <table:table-cell office:value-type="float" office:value="14530" calcext:value-type="float">
            <text:p>14530</text:p>
          </table:table-cell>
          <table:table-cell office:value-type="float" office:value="14608" calcext:value-type="float">
            <text:p>14608</text:p>
          </table:table-cell>
          <table:table-cell office:value-type="float" office:value="14175" calcext:value-type="float">
            <text:p>14175</text:p>
          </table:table-cell>
          <table:table-cell office:value-type="float" office:value="13849" calcext:value-type="float">
            <text:p>13849</text:p>
          </table:table-cell>
          <table:table-cell office:value-type="float" office:value="14001" calcext:value-type="float">
            <text:p>14001</text:p>
          </table:table-cell>
          <table:table-cell office:value-type="float" office:value="13983" calcext:value-type="float">
            <text:p>13983</text:p>
          </table:table-cell>
          <table:table-cell office:value-type="float" office:value="14018" calcext:value-type="float">
            <text:p>14018</text:p>
          </table:table-cell>
          <table:table-cell office:value-type="float" office:value="13858" calcext:value-type="float">
            <text:p>13858</text:p>
          </table:table-cell>
          <table:table-cell office:value-type="float" office:value="13987" calcext:value-type="float">
            <text:p>13987</text:p>
          </table:table-cell>
          <table:table-cell office:value-type="float" office:value="13729" calcext:value-type="float">
            <text:p>13729</text:p>
          </table:table-cell>
          <table:table-cell office:value-type="float" office:value="13072" calcext:value-type="float">
            <text:p>13072</text:p>
          </table:table-cell>
          <table:table-cell office:value-type="float" office:value="13194" calcext:value-type="float">
            <text:p>13194</text:p>
          </table:table-cell>
          <table:table-cell office:value-type="float" office:value="13471" calcext:value-type="float">
            <text:p>13471</text:p>
          </table:table-cell>
        </table:table-row>
        <table:table-row table:style-name="ro2">
          <table:table-cell office:value-type="string" calcext:value-type="string">
            <text:p>Hardee</text:p>
          </table:table-cell>
          <table:table-cell office:value-type="float" office:value="27661" calcext:value-type="float">
            <text:p>27661</text:p>
          </table:table-cell>
          <table:table-cell office:value-type="float" office:value="27693" calcext:value-type="float">
            <text:p>27693</text:p>
          </table:table-cell>
          <table:table-cell office:value-type="float" office:value="27491" calcext:value-type="float">
            <text:p>27491</text:p>
          </table:table-cell>
          <table:table-cell office:value-type="float" office:value="27091" calcext:value-type="float">
            <text:p>27091</text:p>
          </table:table-cell>
          <table:table-cell office:value-type="float" office:value="26815" calcext:value-type="float">
            <text:p>26815</text:p>
          </table:table-cell>
          <table:table-cell office:value-type="float" office:value="26614" calcext:value-type="float">
            <text:p>26614</text:p>
          </table:table-cell>
          <table:table-cell office:value-type="float" office:value="26370" calcext:value-type="float">
            <text:p>26370</text:p>
          </table:table-cell>
          <table:table-cell office:value-type="float" office:value="26279" calcext:value-type="float">
            <text:p>26279</text:p>
          </table:table-cell>
          <table:table-cell office:value-type="float" office:value="26072" calcext:value-type="float">
            <text:p>26072</text:p>
          </table:table-cell>
          <table:table-cell office:value-type="float" office:value="25854" calcext:value-type="float">
            <text:p>25854</text:p>
          </table:table-cell>
          <table:table-cell office:value-type="float" office:value="25403" calcext:value-type="float">
            <text:p>25403</text:p>
          </table:table-cell>
          <table:table-cell office:value-type="float" office:value="25339" calcext:value-type="float">
            <text:p>25339</text:p>
          </table:table-cell>
          <table:table-cell office:value-type="float" office:value="25322" calcext:value-type="float">
            <text:p>25322</text:p>
          </table:table-cell>
          <table:table-cell office:value-type="float" office:value="25651" calcext:value-type="float">
            <text:p>25651</text:p>
          </table:table-cell>
          <table:table-cell office:value-type="float" office:value="25760" calcext:value-type="float">
            <text:p>25760</text:p>
          </table:table-cell>
        </table:table-row>
        <table:table-row table:style-name="ro2">
          <table:table-cell office:value-type="string" calcext:value-type="string">
            <text:p>Hendry</text:p>
          </table:table-cell>
          <table:table-cell office:value-type="float" office:value="39010" calcext:value-type="float">
            <text:p>39010</text:p>
          </table:table-cell>
          <table:table-cell office:value-type="float" office:value="38929" calcext:value-type="float">
            <text:p>38929</text:p>
          </table:table-cell>
          <table:table-cell office:value-type="float" office:value="38589" calcext:value-type="float">
            <text:p>38589</text:p>
          </table:table-cell>
          <table:table-cell office:value-type="float" office:value="37180" calcext:value-type="float">
            <text:p>37180</text:p>
          </table:table-cell>
          <table:table-cell office:value-type="float" office:value="36814" calcext:value-type="float">
            <text:p>36814</text:p>
          </table:table-cell>
          <table:table-cell office:value-type="float" office:value="37174" calcext:value-type="float">
            <text:p>37174</text:p>
          </table:table-cell>
          <table:table-cell office:value-type="float" office:value="37645" calcext:value-type="float">
            <text:p>37645</text:p>
          </table:table-cell>
          <table:table-cell office:value-type="float" office:value="38196" calcext:value-type="float">
            <text:p>38196</text:p>
          </table:table-cell>
          <table:table-cell office:value-type="float" office:value="38869" calcext:value-type="float">
            <text:p>38869</text:p>
          </table:table-cell>
          <table:table-cell office:value-type="float" office:value="38797" calcext:value-type="float">
            <text:p>38797</text:p>
          </table:table-cell>
          <table:table-cell office:value-type="float" office:value="39256" calcext:value-type="float">
            <text:p>39256</text:p>
          </table:table-cell>
          <table:table-cell office:value-type="float" office:value="39723" calcext:value-type="float">
            <text:p>39723</text:p>
          </table:table-cell>
          <table:table-cell office:value-type="float" office:value="40215" calcext:value-type="float">
            <text:p>40215</text:p>
          </table:table-cell>
          <table:table-cell office:value-type="float" office:value="41391" calcext:value-type="float">
            <text:p>41391</text:p>
          </table:table-cell>
          <table:table-cell office:value-type="float" office:value="43333" calcext:value-type="float">
            <text:p>43333</text:p>
          </table:table-cell>
        </table:table-row>
        <table:table-row table:style-name="ro2">
          <table:table-cell office:value-type="string" calcext:value-type="string">
            <text:p>Hernando</text:p>
          </table:table-cell>
          <table:table-cell office:value-type="float" office:value="171950" calcext:value-type="float">
            <text:p>171950</text:p>
          </table:table-cell>
          <table:table-cell office:value-type="float" office:value="172897" calcext:value-type="float">
            <text:p>172897</text:p>
          </table:table-cell>
          <table:table-cell office:value-type="float" office:value="172468" calcext:value-type="float">
            <text:p>172468</text:p>
          </table:table-cell>
          <table:table-cell office:value-type="float" office:value="172039" calcext:value-type="float">
            <text:p>172039</text:p>
          </table:table-cell>
          <table:table-cell office:value-type="float" office:value="172656" calcext:value-type="float">
            <text:p>172656</text:p>
          </table:table-cell>
          <table:table-cell office:value-type="float" office:value="174018" calcext:value-type="float">
            <text:p>174018</text:p>
          </table:table-cell>
          <table:table-cell office:value-type="float" office:value="176315" calcext:value-type="float">
            <text:p>176315</text:p>
          </table:table-cell>
          <table:table-cell office:value-type="float" office:value="180618" calcext:value-type="float">
            <text:p>180618</text:p>
          </table:table-cell>
          <table:table-cell office:value-type="float" office:value="184522" calcext:value-type="float">
            <text:p>184522</text:p>
          </table:table-cell>
          <table:table-cell office:value-type="float" office:value="188146" calcext:value-type="float">
            <text:p>188146</text:p>
          </table:table-cell>
          <table:table-cell office:value-type="float" office:value="191258" calcext:value-type="float">
            <text:p>191258</text:p>
          </table:table-cell>
          <table:table-cell office:value-type="float" office:value="195624" calcext:value-type="float">
            <text:p>195624</text:p>
          </table:table-cell>
          <table:table-cell office:value-type="float" office:value="200693" calcext:value-type="float">
            <text:p>200693</text:p>
          </table:table-cell>
          <table:table-cell office:value-type="float" office:value="206935" calcext:value-type="float">
            <text:p>206935</text:p>
          </table:table-cell>
          <table:table-cell office:value-type="float" office:value="212807" calcext:value-type="float">
            <text:p>212807</text:p>
          </table:table-cell>
        </table:table-row>
        <table:table-row table:style-name="ro2">
          <table:table-cell office:value-type="string" calcext:value-type="string">
            <text:p>Highlands</text:p>
          </table:table-cell>
          <table:table-cell office:value-type="float" office:value="98956" calcext:value-type="float">
            <text:p>98956</text:p>
          </table:table-cell>
          <table:table-cell office:value-type="float" office:value="98504" calcext:value-type="float">
            <text:p>98504</text:p>
          </table:table-cell>
          <table:table-cell office:value-type="float" office:value="97827" calcext:value-type="float">
            <text:p>97827</text:p>
          </table:table-cell>
          <table:table-cell office:value-type="float" office:value="97044" calcext:value-type="float">
            <text:p>97044</text:p>
          </table:table-cell>
          <table:table-cell office:value-type="float" office:value="96385" calcext:value-type="float">
            <text:p>96385</text:p>
          </table:table-cell>
          <table:table-cell office:value-type="float" office:value="96371" calcext:value-type="float">
            <text:p>96371</text:p>
          </table:table-cell>
          <table:table-cell office:value-type="float" office:value="97406" calcext:value-type="float">
            <text:p>97406</text:p>
          </table:table-cell>
          <table:table-cell office:value-type="float" office:value="98725" calcext:value-type="float">
            <text:p>98725</text:p>
          </table:table-cell>
          <table:table-cell office:value-type="float" office:value="99962" calcext:value-type="float">
            <text:p>99962</text:p>
          </table:table-cell>
          <table:table-cell office:value-type="float" office:value="100054" calcext:value-type="float">
            <text:p>100054</text:p>
          </table:table-cell>
          <table:table-cell office:value-type="float" office:value="100958" calcext:value-type="float">
            <text:p>100958</text:p>
          </table:table-cell>
          <table:table-cell office:value-type="float" office:value="101349" calcext:value-type="float">
            <text:p>101349</text:p>
          </table:table-cell>
          <table:table-cell office:value-type="float" office:value="103279" calcext:value-type="float">
            <text:p>103279</text:p>
          </table:table-cell>
          <table:table-cell office:value-type="float" office:value="105649" calcext:value-type="float">
            <text:p>105649</text:p>
          </table:table-cell>
          <table:table-cell office:value-type="float" office:value="107614" calcext:value-type="float">
            <text:p>107614</text:p>
          </table:table-cell>
        </table:table-row>
        <table:table-row table:style-name="ro2">
          <table:table-cell office:value-type="string" calcext:value-type="string">
            <text:p>Hillsborough</text:p>
          </table:table-cell>
          <table:table-cell office:value-type="float" office:value="1214050" calcext:value-type="float">
            <text:p>1214050</text:p>
          </table:table-cell>
          <table:table-cell office:value-type="float" office:value="1232671" calcext:value-type="float">
            <text:p>1232671</text:p>
          </table:table-cell>
          <table:table-cell office:value-type="float" office:value="1251430" calcext:value-type="float">
            <text:p>1251430</text:p>
          </table:table-cell>
          <table:table-cell office:value-type="float" office:value="1272274" calcext:value-type="float">
            <text:p>1272274</text:p>
          </table:table-cell>
          <table:table-cell office:value-type="float" office:value="1293517" calcext:value-type="float">
            <text:p>1293517</text:p>
          </table:table-cell>
          <table:table-cell office:value-type="float" office:value="1318417" calcext:value-type="float">
            <text:p>1318417</text:p>
          </table:table-cell>
          <table:table-cell office:value-type="float" office:value="1346951" calcext:value-type="float">
            <text:p>1346951</text:p>
          </table:table-cell>
          <table:table-cell office:value-type="float" office:value="1377020" calcext:value-type="float">
            <text:p>1377020</text:p>
          </table:table-cell>
          <table:table-cell office:value-type="float" office:value="1404518" calcext:value-type="float">
            <text:p>1404518</text:p>
          </table:table-cell>
          <table:table-cell office:value-type="float" office:value="1427540" calcext:value-type="float">
            <text:p>1427540</text:p>
          </table:table-cell>
          <table:table-cell office:value-type="float" office:value="1445252" calcext:value-type="float">
            <text:p>1445252</text:p>
          </table:table-cell>
          <table:table-cell office:value-type="float" office:value="1466255" calcext:value-type="float">
            <text:p>1466255</text:p>
          </table:table-cell>
          <table:table-cell office:value-type="float" office:value="1484607" calcext:value-type="float">
            <text:p>1484607</text:p>
          </table:table-cell>
          <table:table-cell office:value-type="float" office:value="1513473" calcext:value-type="float">
            <text:p>1513473</text:p>
          </table:table-cell>
          <table:table-cell office:value-type="float" office:value="1535564" calcext:value-type="float">
            <text:p>1535564</text:p>
          </table:table-cell>
        </table:table-row>
        <table:table-row table:style-name="ro2">
          <table:table-cell office:value-type="string" calcext:value-type="string">
            <text:p>Holmes</text:p>
          </table:table-cell>
          <table:table-cell office:value-type="float" office:value="20147" calcext:value-type="float">
            <text:p>20147</text:p>
          </table:table-cell>
          <table:table-cell table:number-columns-repeated="2" office:value-type="float" office:value="19845" calcext:value-type="float">
            <text:p>19845</text:p>
          </table:table-cell>
          <table:table-cell office:value-type="float" office:value="19711" calcext:value-type="float">
            <text:p>19711</text:p>
          </table:table-cell>
          <table:table-cell office:value-type="float" office:value="19615" calcext:value-type="float">
            <text:p>19615</text:p>
          </table:table-cell>
          <table:table-cell office:value-type="float" office:value="19592" calcext:value-type="float">
            <text:p>19592</text:p>
          </table:table-cell>
          <table:table-cell office:value-type="float" office:value="19309" calcext:value-type="float">
            <text:p>19309</text:p>
          </table:table-cell>
          <table:table-cell office:value-type="float" office:value="19447" calcext:value-type="float">
            <text:p>19447</text:p>
          </table:table-cell>
          <table:table-cell office:value-type="float" office:value="19482" calcext:value-type="float">
            <text:p>19482</text:p>
          </table:table-cell>
          <table:table-cell office:value-type="float" office:value="19540" calcext:value-type="float">
            <text:p>19540</text:p>
          </table:table-cell>
          <table:table-cell office:value-type="float" office:value="19692" calcext:value-type="float">
            <text:p>19692</text:p>
          </table:table-cell>
          <table:table-cell office:value-type="float" office:value="19578" calcext:value-type="float">
            <text:p>19578</text:p>
          </table:table-cell>
          <table:table-cell office:value-type="float" office:value="19309" calcext:value-type="float">
            <text:p>19309</text:p>
          </table:table-cell>
          <table:table-cell office:value-type="float" office:value="19653" calcext:value-type="float">
            <text:p>19653</text:p>
          </table:table-cell>
          <table:table-cell office:value-type="float" office:value="19944" calcext:value-type="float">
            <text:p>19944</text:p>
          </table:table-cell>
        </table:table-row>
        <table:table-row table:style-name="ro2">
          <table:table-cell office:value-type="string" calcext:value-type="string">
            <text:p>Indian River</text:p>
          </table:table-cell>
          <table:table-cell office:value-type="float" office:value="137016" calcext:value-type="float">
            <text:p>137016</text:p>
          </table:table-cell>
          <table:table-cell office:value-type="float" office:value="138222" calcext:value-type="float">
            <text:p>138222</text:p>
          </table:table-cell>
          <table:table-cell office:value-type="float" office:value="138847" calcext:value-type="float">
            <text:p>138847</text:p>
          </table:table-cell>
          <table:table-cell office:value-type="float" office:value="140018" calcext:value-type="float">
            <text:p>140018</text:p>
          </table:table-cell>
          <table:table-cell office:value-type="float" office:value="141242" calcext:value-type="float">
            <text:p>141242</text:p>
          </table:table-cell>
          <table:table-cell office:value-type="float" office:value="143593" calcext:value-type="float">
            <text:p>143593</text:p>
          </table:table-cell>
          <table:table-cell office:value-type="float" office:value="146387" calcext:value-type="float">
            <text:p>146387</text:p>
          </table:table-cell>
          <table:table-cell office:value-type="float" office:value="149900" calcext:value-type="float">
            <text:p>149900</text:p>
          </table:table-cell>
          <table:table-cell office:value-type="float" office:value="152658" calcext:value-type="float">
            <text:p>152658</text:p>
          </table:table-cell>
          <table:table-cell office:value-type="float" office:value="155200" calcext:value-type="float">
            <text:p>155200</text:p>
          </table:table-cell>
          <table:table-cell office:value-type="float" office:value="157696" calcext:value-type="float">
            <text:p>157696</text:p>
          </table:table-cell>
          <table:table-cell office:value-type="float" office:value="160446" calcext:value-type="float">
            <text:p>160446</text:p>
          </table:table-cell>
          <table:table-cell office:value-type="float" office:value="163869" calcext:value-type="float">
            <text:p>163869</text:p>
          </table:table-cell>
          <table:table-cell office:value-type="float" office:value="167267" calcext:value-type="float">
            <text:p>167267</text:p>
          </table:table-cell>
          <table:table-cell office:value-type="float" office:value="169795" calcext:value-type="float">
            <text:p>169795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float" office:value="50064" calcext:value-type="float">
            <text:p>50064</text:p>
          </table:table-cell>
          <table:table-cell office:value-type="float" office:value="49680" calcext:value-type="float">
            <text:p>49680</text:p>
          </table:table-cell>
          <table:table-cell office:value-type="float" office:value="49350" calcext:value-type="float">
            <text:p>49350</text:p>
          </table:table-cell>
          <table:table-cell office:value-type="float" office:value="49373" calcext:value-type="float">
            <text:p>49373</text:p>
          </table:table-cell>
          <table:table-cell office:value-type="float" office:value="49264" calcext:value-type="float">
            <text:p>49264</text:p>
          </table:table-cell>
          <table:table-cell office:value-type="float" office:value="49232" calcext:value-type="float">
            <text:p>49232</text:p>
          </table:table-cell>
          <table:table-cell office:value-type="float" office:value="49228" calcext:value-type="float">
            <text:p>49228</text:p>
          </table:table-cell>
          <table:table-cell office:value-type="float" office:value="49053" calcext:value-type="float">
            <text:p>49053</text:p>
          </table:table-cell>
          <table:table-cell office:value-type="float" office:value="49132" calcext:value-type="float">
            <text:p>49132</text:p>
          </table:table-cell>
          <table:table-cell office:value-type="float" office:value="49050" calcext:value-type="float">
            <text:p>49050</text:p>
          </table:table-cell>
          <table:table-cell office:value-type="float" office:value="47333" calcext:value-type="float">
            <text:p>47333</text:p>
          </table:table-cell>
          <table:table-cell office:value-type="float" office:value="47096" calcext:value-type="float">
            <text:p>47096</text:p>
          </table:table-cell>
          <table:table-cell office:value-type="float" office:value="47119" calcext:value-type="float">
            <text:p>47119</text:p>
          </table:table-cell>
          <table:table-cell office:value-type="float" office:value="48255" calcext:value-type="float">
            <text:p>48255</text:p>
          </table:table-cell>
          <table:table-cell office:value-type="float" office:value="48622" calcext:value-type="float">
            <text:p>48622</text:p>
          </table:table-cell>
        </table:table-row>
        <table:table-row table:style-name="ro2">
          <table:table-cell office:value-type="string" calcext:value-type="string">
            <text:p>Jefferson</text:p>
          </table:table-cell>
          <table:table-cell office:value-type="float" office:value="14704" calcext:value-type="float">
            <text:p>14704</text:p>
          </table:table-cell>
          <table:table-cell office:value-type="float" office:value="14754" calcext:value-type="float">
            <text:p>14754</text:p>
          </table:table-cell>
          <table:table-cell office:value-type="float" office:value="14529" calcext:value-type="float">
            <text:p>14529</text:p>
          </table:table-cell>
          <table:table-cell office:value-type="float" office:value="14222" calcext:value-type="float">
            <text:p>14222</text:p>
          </table:table-cell>
          <table:table-cell office:value-type="float" office:value="14217" calcext:value-type="float">
            <text:p>14217</text:p>
          </table:table-cell>
          <table:table-cell office:value-type="float" office:value="14068" calcext:value-type="float">
            <text:p>14068</text:p>
          </table:table-cell>
          <table:table-cell office:value-type="float" office:value="14130" calcext:value-type="float">
            <text:p>14130</text:p>
          </table:table-cell>
          <table:table-cell office:value-type="float" office:value="13995" calcext:value-type="float">
            <text:p>13995</text:p>
          </table:table-cell>
          <table:table-cell office:value-type="float" office:value="14238" calcext:value-type="float">
            <text:p>14238</text:p>
          </table:table-cell>
          <table:table-cell office:value-type="float" office:value="14372" calcext:value-type="float">
            <text:p>14372</text:p>
          </table:table-cell>
          <table:table-cell office:value-type="float" office:value="14295" calcext:value-type="float">
            <text:p>14295</text:p>
          </table:table-cell>
          <table:table-cell office:value-type="float" office:value="14399" calcext:value-type="float">
            <text:p>14399</text:p>
          </table:table-cell>
          <table:table-cell office:value-type="float" office:value="14494" calcext:value-type="float">
            <text:p>14494</text:p>
          </table:table-cell>
          <table:table-cell office:value-type="float" office:value="15069" calcext:value-type="float">
            <text:p>15069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float" office:value="8435" calcext:value-type="float">
            <text:p>8435</text:p>
          </table:table-cell>
          <table:table-cell office:value-type="float" office:value="8803" calcext:value-type="float">
            <text:p>8803</text:p>
          </table:table-cell>
          <table:table-cell office:value-type="float" office:value="8773" calcext:value-type="float">
            <text:p>8773</text:p>
          </table:table-cell>
          <table:table-cell office:value-type="float" office:value="8739" calcext:value-type="float">
            <text:p>8739</text:p>
          </table:table-cell>
          <table:table-cell office:value-type="float" office:value="8745" calcext:value-type="float">
            <text:p>8745</text:p>
          </table:table-cell>
          <table:table-cell office:value-type="float" office:value="8764" calcext:value-type="float">
            <text:p>8764</text:p>
          </table:table-cell>
          <table:table-cell office:value-type="float" office:value="8602" calcext:value-type="float">
            <text:p>8602</text:p>
          </table:table-cell>
          <table:table-cell office:value-type="float" office:value="8618" calcext:value-type="float">
            <text:p>8618</text:p>
          </table:table-cell>
          <table:table-cell office:value-type="float" office:value="8437" calcext:value-type="float">
            <text:p>8437</text:p>
          </table:table-cell>
          <table:table-cell office:value-type="float" office:value="8461" calcext:value-type="float">
            <text:p>8461</text:p>
          </table:table-cell>
          <table:table-cell office:value-type="float" office:value="8173" calcext:value-type="float">
            <text:p>8173</text:p>
          </table:table-cell>
          <table:table-cell office:value-type="float" office:value="8218" calcext:value-type="float">
            <text:p>8218</text:p>
          </table:table-cell>
          <table:table-cell office:value-type="float" office:value="7952" calcext:value-type="float">
            <text:p>7952</text:p>
          </table:table-cell>
          <table:table-cell office:value-type="float" office:value="7777" calcext:value-type="float">
            <text:p>7777</text:p>
          </table:table-cell>
          <table:table-cell office:value-type="float" office:value="8078" calcext:value-type="float">
            <text:p>8078</text:p>
          </table:table-cell>
        </table:table-row>
        <table:table-row table:style-name="ro2">
          <table:table-cell office:value-type="string" calcext:value-type="string">
            <text:p>Lake</text:p>
          </table:table-cell>
          <table:table-cell office:value-type="float" office:value="295511" calcext:value-type="float">
            <text:p>295511</text:p>
          </table:table-cell>
          <table:table-cell office:value-type="float" office:value="297981" calcext:value-type="float">
            <text:p>297981</text:p>
          </table:table-cell>
          <table:table-cell office:value-type="float" office:value="301835" calcext:value-type="float">
            <text:p>301835</text:p>
          </table:table-cell>
          <table:table-cell office:value-type="float" office:value="306128" calcext:value-type="float">
            <text:p>306128</text:p>
          </table:table-cell>
          <table:table-cell office:value-type="float" office:value="311442" calcext:value-type="float">
            <text:p>311442</text:p>
          </table:table-cell>
          <table:table-cell office:value-type="float" office:value="319878" calcext:value-type="float">
            <text:p>319878</text:p>
          </table:table-cell>
          <table:table-cell office:value-type="float" office:value="330754" calcext:value-type="float">
            <text:p>330754</text:p>
          </table:table-cell>
          <table:table-cell office:value-type="float" office:value="341658" calcext:value-type="float">
            <text:p>341658</text:p>
          </table:table-cell>
          <table:table-cell office:value-type="float" office:value="353329" calcext:value-type="float">
            <text:p>353329</text:p>
          </table:table-cell>
          <table:table-cell office:value-type="float" office:value="365598" calcext:value-type="float">
            <text:p>365598</text:p>
          </table:table-cell>
          <table:table-cell office:value-type="float" office:value="376484" calcext:value-type="float">
            <text:p>376484</text:p>
          </table:table-cell>
          <table:table-cell office:value-type="float" office:value="386216" calcext:value-type="float">
            <text:p>386216</text:p>
          </table:table-cell>
          <table:table-cell office:value-type="float" office:value="396352" calcext:value-type="float">
            <text:p>396352</text:p>
          </table:table-cell>
          <table:table-cell office:value-type="float" office:value="410090" calcext:value-type="float">
            <text:p>410090</text:p>
          </table:table-cell>
          <table:table-cell office:value-type="float" office:value="424462" calcext:value-type="float">
            <text:p>424462</text:p>
          </table:table-cell>
        </table:table-row>
        <table:table-row table:style-name="ro2">
          <table:table-cell office:value-type="string" calcext:value-type="string">
            <text:p>Lee</text:p>
          </table:table-cell>
          <table:table-cell office:value-type="float" office:value="612297" calcext:value-type="float">
            <text:p>612297</text:p>
          </table:table-cell>
          <table:table-cell office:value-type="float" office:value="619834" calcext:value-type="float">
            <text:p>619834</text:p>
          </table:table-cell>
          <table:table-cell office:value-type="float" office:value="627959" calcext:value-type="float">
            <text:p>627959</text:p>
          </table:table-cell>
          <table:table-cell office:value-type="float" office:value="638613" calcext:value-type="float">
            <text:p>638613</text:p>
          </table:table-cell>
          <table:table-cell office:value-type="float" office:value="651766" calcext:value-type="float">
            <text:p>651766</text:p>
          </table:table-cell>
          <table:table-cell office:value-type="float" office:value="666687" calcext:value-type="float">
            <text:p>666687</text:p>
          </table:table-cell>
          <table:table-cell office:value-type="float" office:value="686627" calcext:value-type="float">
            <text:p>686627</text:p>
          </table:table-cell>
          <table:table-cell office:value-type="float" office:value="707252" calcext:value-type="float">
            <text:p>707252</text:p>
          </table:table-cell>
          <table:table-cell office:value-type="float" office:value="722381" calcext:value-type="float">
            <text:p>722381</text:p>
          </table:table-cell>
          <table:table-cell office:value-type="float" office:value="733759" calcext:value-type="float">
            <text:p>733759</text:p>
          </table:table-cell>
          <table:table-cell office:value-type="float" office:value="748275" calcext:value-type="float">
            <text:p>748275</text:p>
          </table:table-cell>
          <table:table-cell office:value-type="float" office:value="765547" calcext:value-type="float">
            <text:p>765547</text:p>
          </table:table-cell>
          <table:table-cell office:value-type="float" office:value="790888" calcext:value-type="float">
            <text:p>790888</text:p>
          </table:table-cell>
          <table:table-cell office:value-type="float" office:value="822391" calcext:value-type="float">
            <text:p>822391</text:p>
          </table:table-cell>
          <table:table-cell office:value-type="float" office:value="834573" calcext:value-type="float">
            <text:p>834573</text:p>
          </table:table-cell>
        </table:table-row>
        <table:table-row table:style-name="ro2">
          <table:table-cell office:value-type="string" calcext:value-type="string">
            <text:p>Leon</text:p>
          </table:table-cell>
          <table:table-cell office:value-type="float" office:value="273263" calcext:value-type="float">
            <text:p>273263</text:p>
          </table:table-cell>
          <table:table-cell office:value-type="float" office:value="275906" calcext:value-type="float">
            <text:p>275906</text:p>
          </table:table-cell>
          <table:table-cell office:value-type="float" office:value="278041" calcext:value-type="float">
            <text:p>278041</text:p>
          </table:table-cell>
          <table:table-cell office:value-type="float" office:value="283024" calcext:value-type="float">
            <text:p>283024</text:p>
          </table:table-cell>
          <table:table-cell office:value-type="float" office:value="281021" calcext:value-type="float">
            <text:p>281021</text:p>
          </table:table-cell>
          <table:table-cell office:value-type="float" office:value="282634" calcext:value-type="float">
            <text:p>282634</text:p>
          </table:table-cell>
          <table:table-cell office:value-type="float" office:value="284506" calcext:value-type="float">
            <text:p>284506</text:p>
          </table:table-cell>
          <table:table-cell office:value-type="float" office:value="285064" calcext:value-type="float">
            <text:p>285064</text:p>
          </table:table-cell>
          <table:table-cell office:value-type="float" office:value="288926" calcext:value-type="float">
            <text:p>288926</text:p>
          </table:table-cell>
          <table:table-cell office:value-type="float" office:value="289403" calcext:value-type="float">
            <text:p>289403</text:p>
          </table:table-cell>
          <table:table-cell office:value-type="float" office:value="291060" calcext:value-type="float">
            <text:p>291060</text:p>
          </table:table-cell>
          <table:table-cell office:value-type="float" office:value="293955" calcext:value-type="float">
            <text:p>293955</text:p>
          </table:table-cell>
          <table:table-cell office:value-type="float" office:value="296007" calcext:value-type="float">
            <text:p>296007</text:p>
          </table:table-cell>
          <table:table-cell office:value-type="float" office:value="297282" calcext:value-type="float">
            <text:p>297282</text:p>
          </table:table-cell>
          <table:table-cell office:value-type="float" office:value="296913" calcext:value-type="float">
            <text:p>296913</text:p>
          </table:table-cell>
        </table:table-row>
        <table:table-row table:style-name="ro2">
          <table:table-cell office:value-type="string" calcext:value-type="string">
            <text:p>Levy</text:p>
          </table:table-cell>
          <table:table-cell office:value-type="float" office:value="40880" calcext:value-type="float">
            <text:p>40880</text:p>
          </table:table-cell>
          <table:table-cell office:value-type="float" office:value="40748" calcext:value-type="float">
            <text:p>40748</text:p>
          </table:table-cell>
          <table:table-cell office:value-type="float" office:value="40268" calcext:value-type="float">
            <text:p>40268</text:p>
          </table:table-cell>
          <table:table-cell office:value-type="float" office:value="40022" calcext:value-type="float">
            <text:p>40022</text:p>
          </table:table-cell>
          <table:table-cell office:value-type="float" office:value="39718" calcext:value-type="float">
            <text:p>39718</text:p>
          </table:table-cell>
          <table:table-cell office:value-type="float" office:value="39670" calcext:value-type="float">
            <text:p>39670</text:p>
          </table:table-cell>
          <table:table-cell office:value-type="float" office:value="40065" calcext:value-type="float">
            <text:p>40065</text:p>
          </table:table-cell>
          <table:table-cell office:value-type="float" office:value="40403" calcext:value-type="float">
            <text:p>40403</text:p>
          </table:table-cell>
          <table:table-cell office:value-type="float" office:value="40940" calcext:value-type="float">
            <text:p>40940</text:p>
          </table:table-cell>
          <table:table-cell office:value-type="float" office:value="41523" calcext:value-type="float">
            <text:p>41523</text:p>
          </table:table-cell>
          <table:table-cell office:value-type="float" office:value="42386" calcext:value-type="float">
            <text:p>42386</text:p>
          </table:table-cell>
          <table:table-cell office:value-type="float" office:value="43059" calcext:value-type="float">
            <text:p>43059</text:p>
          </table:table-cell>
          <table:table-cell office:value-type="float" office:value="44156" calcext:value-type="float">
            <text:p>44156</text:p>
          </table:table-cell>
          <table:table-cell office:value-type="float" office:value="45253" calcext:value-type="float">
            <text:p>45253</text:p>
          </table:table-cell>
          <table:table-cell office:value-type="float" office:value="46545" calcext:value-type="float">
            <text:p>46545</text:p>
          </table:table-cell>
        </table:table-row>
        <table:table-row table:style-name="ro2">
          <table:table-cell office:value-type="string" calcext:value-type="string">
            <text:p>Liberty</text:p>
          </table:table-cell>
          <table:table-cell office:value-type="float" office:value="8347" calcext:value-type="float">
            <text:p>8347</text:p>
          </table:table-cell>
          <table:table-cell office:value-type="float" office:value="8343" calcext:value-type="float">
            <text:p>8343</text:p>
          </table:table-cell>
          <table:table-cell office:value-type="float" office:value="8217" calcext:value-type="float">
            <text:p>8217</text:p>
          </table:table-cell>
          <table:table-cell office:value-type="float" office:value="8216" calcext:value-type="float">
            <text:p>8216</text:p>
          </table:table-cell>
          <table:table-cell office:value-type="float" office:value="8234" calcext:value-type="float">
            <text:p>8234</text:p>
          </table:table-cell>
          <table:table-cell office:value-type="float" office:value="8254" calcext:value-type="float">
            <text:p>8254</text:p>
          </table:table-cell>
          <table:table-cell office:value-type="float" office:value="8208" calcext:value-type="float">
            <text:p>8208</text:p>
          </table:table-cell>
          <table:table-cell office:value-type="float" office:value="8064" calcext:value-type="float">
            <text:p>8064</text:p>
          </table:table-cell>
          <table:table-cell office:value-type="float" office:value="7952" calcext:value-type="float">
            <text:p>7952</text:p>
          </table:table-cell>
          <table:table-cell office:value-type="float" office:value="8101" calcext:value-type="float">
            <text:p>8101</text:p>
          </table:table-cell>
          <table:table-cell office:value-type="float" office:value="7982" calcext:value-type="float">
            <text:p>7982</text:p>
          </table:table-cell>
          <table:table-cell office:value-type="float" office:value="7804" calcext:value-type="float">
            <text:p>7804</text:p>
          </table:table-cell>
          <table:table-cell office:value-type="float" office:value="7290" calcext:value-type="float">
            <text:p>7290</text:p>
          </table:table-cell>
          <table:table-cell office:value-type="float" office:value="7613" calcext:value-type="float">
            <text:p>7613</text:p>
          </table:table-cell>
          <table:table-cell office:value-type="float" office:value="7706" calcext:value-type="float">
            <text:p>7706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float" office:value="19329" calcext:value-type="float">
            <text:p>19329</text:p>
          </table:table-cell>
          <table:table-cell office:value-type="float" office:value="19233" calcext:value-type="float">
            <text:p>19233</text:p>
          </table:table-cell>
          <table:table-cell office:value-type="float" office:value="19044" calcext:value-type="float">
            <text:p>19044</text:p>
          </table:table-cell>
          <table:table-cell office:value-type="float" office:value="18809" calcext:value-type="float">
            <text:p>18809</text:p>
          </table:table-cell>
          <table:table-cell office:value-type="float" office:value="18522" calcext:value-type="float">
            <text:p>18522</text:p>
          </table:table-cell>
          <table:table-cell office:value-type="float" office:value="18299" calcext:value-type="float">
            <text:p>18299</text:p>
          </table:table-cell>
          <table:table-cell office:value-type="float" office:value="18105" calcext:value-type="float">
            <text:p>18105</text:p>
          </table:table-cell>
          <table:table-cell office:value-type="float" office:value="17889" calcext:value-type="float">
            <text:p>17889</text:p>
          </table:table-cell>
          <table:table-cell office:value-type="float" office:value="17987" calcext:value-type="float">
            <text:p>17987</text:p>
          </table:table-cell>
          <table:table-cell office:value-type="float" office:value="18025" calcext:value-type="float">
            <text:p>18025</text:p>
          </table:table-cell>
          <table:table-cell office:value-type="float" office:value="17929" calcext:value-type="float">
            <text:p>17929</text:p>
          </table:table-cell>
          <table:table-cell office:value-type="float" office:value="17869" calcext:value-type="float">
            <text:p>17869</text:p>
          </table:table-cell>
          <table:table-cell office:value-type="float" office:value="18099" calcext:value-type="float">
            <text:p>18099</text:p>
          </table:table-cell>
          <table:table-cell office:value-type="float" office:value="18230" calcext:value-type="float">
            <text:p>18230</text:p>
          </table:table-cell>
          <table:table-cell office:value-type="float" office:value="18519" calcext:value-type="float">
            <text:p>18519</text:p>
          </table:table-cell>
        </table:table-row>
        <table:table-row table:style-name="ro2">
          <table:table-cell office:value-type="string" calcext:value-type="string">
            <text:p>Manatee</text:p>
          </table:table-cell>
          <table:table-cell office:value-type="float" office:value="320711" calcext:value-type="float">
            <text:p>320711</text:p>
          </table:table-cell>
          <table:table-cell office:value-type="float" office:value="323198" calcext:value-type="float">
            <text:p>323198</text:p>
          </table:table-cell>
          <table:table-cell office:value-type="float" office:value="326398" calcext:value-type="float">
            <text:p>326398</text:p>
          </table:table-cell>
          <table:table-cell office:value-type="float" office:value="331764" calcext:value-type="float">
            <text:p>331764</text:p>
          </table:table-cell>
          <table:table-cell office:value-type="float" office:value="338847" calcext:value-type="float">
            <text:p>338847</text:p>
          </table:table-cell>
          <table:table-cell office:value-type="float" office:value="346925" calcext:value-type="float">
            <text:p>346925</text:p>
          </table:table-cell>
          <table:table-cell office:value-type="float" office:value="357689" calcext:value-type="float">
            <text:p>357689</text:p>
          </table:table-cell>
          <table:table-cell office:value-type="float" office:value="369426" calcext:value-type="float">
            <text:p>369426</text:p>
          </table:table-cell>
          <table:table-cell office:value-type="float" office:value="378369" calcext:value-type="float">
            <text:p>378369</text:p>
          </table:table-cell>
          <table:table-cell office:value-type="float" office:value="385977" calcext:value-type="float">
            <text:p>385977</text:p>
          </table:table-cell>
          <table:table-cell office:value-type="float" office:value="393934" calcext:value-type="float">
            <text:p>393934</text:p>
          </table:table-cell>
          <table:table-cell office:value-type="float" office:value="401619" calcext:value-type="float">
            <text:p>401619</text:p>
          </table:table-cell>
          <table:table-cell office:value-type="float" office:value="413716" calcext:value-type="float">
            <text:p>413716</text:p>
          </table:table-cell>
          <table:table-cell office:value-type="float" office:value="429169" calcext:value-type="float">
            <text:p>429169</text:p>
          </table:table-cell>
          <table:table-cell office:value-type="float" office:value="441095" calcext:value-type="float">
            <text:p>441095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float" office:value="330880" calcext:value-type="float">
            <text:p>330880</text:p>
          </table:table-cell>
          <table:table-cell office:value-type="float" office:value="331440" calcext:value-type="float">
            <text:p>331440</text:p>
          </table:table-cell>
          <table:table-cell office:value-type="float" office:value="332823" calcext:value-type="float">
            <text:p>332823</text:p>
          </table:table-cell>
          <table:table-cell office:value-type="float" office:value="334842" calcext:value-type="float">
            <text:p>334842</text:p>
          </table:table-cell>
          <table:table-cell office:value-type="float" office:value="336491" calcext:value-type="float">
            <text:p>336491</text:p>
          </table:table-cell>
          <table:table-cell office:value-type="float" office:value="339859" calcext:value-type="float">
            <text:p>339859</text:p>
          </table:table-cell>
          <table:table-cell office:value-type="float" office:value="344480" calcext:value-type="float">
            <text:p>344480</text:p>
          </table:table-cell>
          <table:table-cell office:value-type="float" office:value="350449" calcext:value-type="float">
            <text:p>350449</text:p>
          </table:table-cell>
          <table:table-cell office:value-type="float" office:value="356842" calcext:value-type="float">
            <text:p>356842</text:p>
          </table:table-cell>
          <table:table-cell office:value-type="float" office:value="362918" calcext:value-type="float">
            <text:p>362918</text:p>
          </table:table-cell>
          <table:table-cell office:value-type="float" office:value="369683" calcext:value-type="float">
            <text:p>369683</text:p>
          </table:table-cell>
          <table:table-cell office:value-type="float" office:value="377472" calcext:value-type="float">
            <text:p>377472</text:p>
          </table:table-cell>
          <table:table-cell office:value-type="float" office:value="385135" calcext:value-type="float">
            <text:p>385135</text:p>
          </table:table-cell>
          <table:table-cell office:value-type="float" office:value="396437" calcext:value-type="float">
            <text:p>396437</text:p>
          </table:table-cell>
          <table:table-cell office:value-type="float" office:value="409959" calcext:value-type="float">
            <text:p>409959</text:p>
          </table:table-cell>
        </table:table-row>
        <table:table-row table:style-name="ro2">
          <table:table-cell office:value-type="string" calcext:value-type="string">
            <text:p>Martin</text:p>
          </table:table-cell>
          <table:table-cell office:value-type="float" office:value="145506" calcext:value-type="float">
            <text:p>145506</text:p>
          </table:table-cell>
          <table:table-cell office:value-type="float" office:value="146823" calcext:value-type="float">
            <text:p>146823</text:p>
          </table:table-cell>
          <table:table-cell office:value-type="float" office:value="147459" calcext:value-type="float">
            <text:p>147459</text:p>
          </table:table-cell>
          <table:table-cell office:value-type="float" office:value="148231" calcext:value-type="float">
            <text:p>148231</text:p>
          </table:table-cell>
          <table:table-cell office:value-type="float" office:value="150040" calcext:value-type="float">
            <text:p>150040</text:p>
          </table:table-cell>
          <table:table-cell office:value-type="float" office:value="151704" calcext:value-type="float">
            <text:p>151704</text:p>
          </table:table-cell>
          <table:table-cell office:value-type="float" office:value="153805" calcext:value-type="float">
            <text:p>153805</text:p>
          </table:table-cell>
          <table:table-cell office:value-type="float" office:value="156199" calcext:value-type="float">
            <text:p>156199</text:p>
          </table:table-cell>
          <table:table-cell office:value-type="float" office:value="157134" calcext:value-type="float">
            <text:p>157134</text:p>
          </table:table-cell>
          <table:table-cell office:value-type="float" office:value="157723" calcext:value-type="float">
            <text:p>157723</text:p>
          </table:table-cell>
          <table:table-cell office:value-type="float" office:value="157919" calcext:value-type="float">
            <text:p>157919</text:p>
          </table:table-cell>
          <table:table-cell office:value-type="float" office:value="158671" calcext:value-type="float">
            <text:p>158671</text:p>
          </table:table-cell>
          <table:table-cell office:value-type="float" office:value="160197" calcext:value-type="float">
            <text:p>160197</text:p>
          </table:table-cell>
          <table:table-cell office:value-type="float" office:value="161987" calcext:value-type="float">
            <text:p>161987</text:p>
          </table:table-cell>
          <table:table-cell office:value-type="float" office:value="163315" calcext:value-type="float">
            <text:p>163315</text:p>
          </table:table-cell>
        </table:table-row>
        <table:table-row table:style-name="ro2">
          <table:table-cell office:value-type="string" calcext:value-type="string">
            <text:p>Miami-Dade</text:p>
          </table:table-cell>
          <table:table-cell office:value-type="float" office:value="2463943" calcext:value-type="float">
            <text:p>2463943</text:p>
          </table:table-cell>
          <table:table-cell office:value-type="float" office:value="2506768" calcext:value-type="float">
            <text:p>2506768</text:p>
          </table:table-cell>
          <table:table-cell office:value-type="float" office:value="2543417" calcext:value-type="float">
            <text:p>2543417</text:p>
          </table:table-cell>
          <table:table-cell office:value-type="float" office:value="2574500" calcext:value-type="float">
            <text:p>2574500</text:p>
          </table:table-cell>
          <table:table-cell office:value-type="float" office:value="2606722" calcext:value-type="float">
            <text:p>2606722</text:p>
          </table:table-cell>
          <table:table-cell office:value-type="float" office:value="2630331" calcext:value-type="float">
            <text:p>2630331</text:p>
          </table:table-cell>
          <table:table-cell office:value-type="float" office:value="2654949" calcext:value-type="float">
            <text:p>2654949</text:p>
          </table:table-cell>
          <table:table-cell office:value-type="float" office:value="2684411" calcext:value-type="float">
            <text:p>2684411</text:p>
          </table:table-cell>
          <table:table-cell office:value-type="float" office:value="2702772" calcext:value-type="float">
            <text:p>2702772</text:p>
          </table:table-cell>
          <table:table-cell office:value-type="float" office:value="2702481" calcext:value-type="float">
            <text:p>2702481</text:p>
          </table:table-cell>
          <table:table-cell office:value-type="float" office:value="2703506" calcext:value-type="float">
            <text:p>2703506</text:p>
          </table:table-cell>
          <table:table-cell office:value-type="float" office:value="2695685" calcext:value-type="float">
            <text:p>2695685</text:p>
          </table:table-cell>
          <table:table-cell office:value-type="float" office:value="2669748" calcext:value-type="float">
            <text:p>2669748</text:p>
          </table:table-cell>
          <table:table-cell office:value-type="float" office:value="2673056" calcext:value-type="float">
            <text:p>2673056</text:p>
          </table:table-cell>
          <table:table-cell office:value-type="float" office:value="2686867" calcext:value-type="float">
            <text:p>2686867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float" office:value="72627" calcext:value-type="float">
            <text:p>72627</text:p>
          </table:table-cell>
          <table:table-cell office:value-type="float" office:value="73448" calcext:value-type="float">
            <text:p>73448</text:p>
          </table:table-cell>
          <table:table-cell office:value-type="float" office:value="75103" calcext:value-type="float">
            <text:p>75103</text:p>
          </table:table-cell>
          <table:table-cell office:value-type="float" office:value="76606" calcext:value-type="float">
            <text:p>76606</text:p>
          </table:table-cell>
          <table:table-cell office:value-type="float" office:value="78780" calcext:value-type="float">
            <text:p>78780</text:p>
          </table:table-cell>
          <table:table-cell office:value-type="float" office:value="80147" calcext:value-type="float">
            <text:p>80147</text:p>
          </table:table-cell>
          <table:table-cell office:value-type="float" office:value="81444" calcext:value-type="float">
            <text:p>81444</text:p>
          </table:table-cell>
          <table:table-cell office:value-type="float" office:value="82549" calcext:value-type="float">
            <text:p>82549</text:p>
          </table:table-cell>
          <table:table-cell office:value-type="float" office:value="83029" calcext:value-type="float">
            <text:p>83029</text:p>
          </table:table-cell>
          <table:table-cell office:value-type="float" office:value="81728" calcext:value-type="float">
            <text:p>81728</text:p>
          </table:table-cell>
          <table:table-cell office:value-type="float" office:value="82155" calcext:value-type="float">
            <text:p>82155</text:p>
          </table:table-cell>
          <table:table-cell office:value-type="float" office:value="82847" calcext:value-type="float">
            <text:p>82847</text:p>
          </table:table-cell>
          <table:table-cell office:value-type="float" office:value="82220" calcext:value-type="float">
            <text:p>82220</text:p>
          </table:table-cell>
          <table:table-cell office:value-type="float" office:value="81618" calcext:value-type="float">
            <text:p>81618</text:p>
          </table:table-cell>
          <table:table-cell office:value-type="float" office:value="80614" calcext:value-type="float">
            <text:p>80614</text:p>
          </table:table-cell>
        </table:table-row>
        <table:table-row table:style-name="ro2">
          <table:table-cell office:value-type="string" calcext:value-type="string">
            <text:p>Nassau</text:p>
          </table:table-cell>
          <table:table-cell office:value-type="float" office:value="72671" calcext:value-type="float">
            <text:p>72671</text:p>
          </table:table-cell>
          <table:table-cell office:value-type="float" office:value="73523" calcext:value-type="float">
            <text:p>73523</text:p>
          </table:table-cell>
          <table:table-cell office:value-type="float" office:value="74147" calcext:value-type="float">
            <text:p>74147</text:p>
          </table:table-cell>
          <table:table-cell office:value-type="float" office:value="74512" calcext:value-type="float">
            <text:p>74512</text:p>
          </table:table-cell>
          <table:table-cell office:value-type="float" office:value="75379" calcext:value-type="float">
            <text:p>75379</text:p>
          </table:table-cell>
          <table:table-cell office:value-type="float" office:value="76245" calcext:value-type="float">
            <text:p>76245</text:p>
          </table:table-cell>
          <table:table-cell office:value-type="float" office:value="77943" calcext:value-type="float">
            <text:p>77943</text:p>
          </table:table-cell>
          <table:table-cell office:value-type="float" office:value="80074" calcext:value-type="float">
            <text:p>80074</text:p>
          </table:table-cell>
          <table:table-cell office:value-type="float" office:value="82915" calcext:value-type="float">
            <text:p>82915</text:p>
          </table:table-cell>
          <table:table-cell office:value-type="float" office:value="85800" calcext:value-type="float">
            <text:p>85800</text:p>
          </table:table-cell>
          <table:table-cell office:value-type="float" office:value="88445" calcext:value-type="float">
            <text:p>88445</text:p>
          </table:table-cell>
          <table:table-cell office:value-type="float" office:value="91031" calcext:value-type="float">
            <text:p>91031</text:p>
          </table:table-cell>
          <table:table-cell office:value-type="float" office:value="94399" calcext:value-type="float">
            <text:p>94399</text:p>
          </table:table-cell>
          <table:table-cell office:value-type="float" office:value="97826" calcext:value-type="float">
            <text:p>97826</text:p>
          </table:table-cell>
          <table:table-cell office:value-type="float" office:value="101501" calcext:value-type="float">
            <text:p>101501</text:p>
          </table:table-cell>
        </table:table-row>
        <table:table-row table:style-name="ro2">
          <table:table-cell office:value-type="string" calcext:value-type="string">
            <text:p>Okaloosa</text:p>
          </table:table-cell>
          <table:table-cell office:value-type="float" office:value="181153" calcext:value-type="float">
            <text:p>181153</text:p>
          </table:table-cell>
          <table:table-cell office:value-type="float" office:value="180704" calcext:value-type="float">
            <text:p>180704</text:p>
          </table:table-cell>
          <table:table-cell office:value-type="float" office:value="183097" calcext:value-type="float">
            <text:p>183097</text:p>
          </table:table-cell>
          <table:table-cell office:value-type="float" office:value="189762" calcext:value-type="float">
            <text:p>189762</text:p>
          </table:table-cell>
          <table:table-cell office:value-type="float" office:value="192686" calcext:value-type="float">
            <text:p>192686</text:p>
          </table:table-cell>
          <table:table-cell office:value-type="float" office:value="194704" calcext:value-type="float">
            <text:p>194704</text:p>
          </table:table-cell>
          <table:table-cell office:value-type="float" office:value="197853" calcext:value-type="float">
            <text:p>197853</text:p>
          </table:table-cell>
          <table:table-cell office:value-type="float" office:value="200368" calcext:value-type="float">
            <text:p>200368</text:p>
          </table:table-cell>
          <table:table-cell office:value-type="float" office:value="203644" calcext:value-type="float">
            <text:p>203644</text:p>
          </table:table-cell>
          <table:table-cell office:value-type="float" office:value="207013" calcext:value-type="float">
            <text:p>207013</text:p>
          </table:table-cell>
          <table:table-cell office:value-type="float" office:value="210607" calcext:value-type="float">
            <text:p>210607</text:p>
          </table:table-cell>
          <table:table-cell office:value-type="float" office:value="212085" calcext:value-type="float">
            <text:p>212085</text:p>
          </table:table-cell>
          <table:table-cell office:value-type="float" office:value="213641" calcext:value-type="float">
            <text:p>213641</text:p>
          </table:table-cell>
          <table:table-cell office:value-type="float" office:value="216464" calcext:value-type="float">
            <text:p>216464</text:p>
          </table:table-cell>
          <table:table-cell office:value-type="float" office:value="218464" calcext:value-type="float">
            <text:p>218464</text:p>
          </table:table-cell>
        </table:table-row>
        <table:table-row table:style-name="ro2">
          <table:table-cell office:value-type="string" calcext:value-type="string">
            <text:p>Okeechobee</text:p>
          </table:table-cell>
          <table:table-cell office:value-type="float" office:value="39899" calcext:value-type="float">
            <text:p>39899</text:p>
          </table:table-cell>
          <table:table-cell office:value-type="float" office:value="39948" calcext:value-type="float">
            <text:p>39948</text:p>
          </table:table-cell>
          <table:table-cell office:value-type="float" office:value="39526" calcext:value-type="float">
            <text:p>39526</text:p>
          </table:table-cell>
          <table:table-cell office:value-type="float" office:value="39101" calcext:value-type="float">
            <text:p>39101</text:p>
          </table:table-cell>
          <table:table-cell office:value-type="float" office:value="38608" calcext:value-type="float">
            <text:p>38608</text:p>
          </table:table-cell>
          <table:table-cell office:value-type="float" office:value="38431" calcext:value-type="float">
            <text:p>38431</text:p>
          </table:table-cell>
          <table:table-cell office:value-type="float" office:value="38451" calcext:value-type="float">
            <text:p>38451</text:p>
          </table:table-cell>
          <table:table-cell office:value-type="float" office:value="39122" calcext:value-type="float">
            <text:p>39122</text:p>
          </table:table-cell>
          <table:table-cell office:value-type="float" office:value="39340" calcext:value-type="float">
            <text:p>39340</text:p>
          </table:table-cell>
          <table:table-cell office:value-type="float" office:value="39429" calcext:value-type="float">
            <text:p>39429</text:p>
          </table:table-cell>
          <table:table-cell office:value-type="float" office:value="39706" calcext:value-type="float">
            <text:p>39706</text:p>
          </table:table-cell>
          <table:table-cell office:value-type="float" office:value="39652" calcext:value-type="float">
            <text:p>39652</text:p>
          </table:table-cell>
          <table:table-cell office:value-type="float" office:value="40031" calcext:value-type="float">
            <text:p>40031</text:p>
          </table:table-cell>
          <table:table-cell office:value-type="float" office:value="40373" calcext:value-type="float">
            <text:p>40373</text:p>
          </table:table-cell>
          <table:table-cell office:value-type="float" office:value="41427" calcext:value-type="float">
            <text:p>41427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131351" calcext:value-type="float">
            <text:p>1131351</text:p>
          </table:table-cell>
          <table:table-cell office:value-type="float" office:value="1149260" calcext:value-type="float">
            <text:p>1149260</text:p>
          </table:table-cell>
          <table:table-cell office:value-type="float" office:value="1174059" calcext:value-type="float">
            <text:p>1174059</text:p>
          </table:table-cell>
          <table:table-cell office:value-type="float" office:value="1208772" calcext:value-type="float">
            <text:p>1208772</text:p>
          </table:table-cell>
          <table:table-cell office:value-type="float" office:value="1236507" calcext:value-type="float">
            <text:p>1236507</text:p>
          </table:table-cell>
          <table:table-cell office:value-type="float" office:value="1268465" calcext:value-type="float">
            <text:p>1268465</text:p>
          </table:table-cell>
          <table:table-cell office:value-type="float" office:value="1305967" calcext:value-type="float">
            <text:p>1305967</text:p>
          </table:table-cell>
          <table:table-cell office:value-type="float" office:value="1344595" calcext:value-type="float">
            <text:p>1344595</text:p>
          </table:table-cell>
          <table:table-cell office:value-type="float" office:value="1377229" calcext:value-type="float">
            <text:p>1377229</text:p>
          </table:table-cell>
          <table:table-cell office:value-type="float" office:value="1405854" calcext:value-type="float">
            <text:p>1405854</text:p>
          </table:table-cell>
          <table:table-cell office:value-type="float" office:value="1420258" calcext:value-type="float">
            <text:p>1420258</text:p>
          </table:table-cell>
          <table:table-cell office:value-type="float" office:value="1431679" calcext:value-type="float">
            <text:p>1431679</text:p>
          </table:table-cell>
          <table:table-cell office:value-type="float" office:value="1427761" calcext:value-type="float">
            <text:p>1427761</text:p>
          </table:table-cell>
          <table:table-cell office:value-type="float" office:value="1451761" calcext:value-type="float">
            <text:p>1451761</text:p>
          </table:table-cell>
          <table:table-cell office:value-type="float" office:value="1471416" calcext:value-type="float">
            <text:p>1471416</text:p>
          </table:table-cell>
        </table:table-row>
        <table:table-row table:style-name="ro2">
          <table:table-cell office:value-type="string" calcext:value-type="string">
            <text:p>Osceola</text:p>
          </table:table-cell>
          <table:table-cell office:value-type="float" office:value="265267" calcext:value-type="float">
            <text:p>265267</text:p>
          </table:table-cell>
          <table:table-cell office:value-type="float" office:value="269987" calcext:value-type="float">
            <text:p>269987</text:p>
          </table:table-cell>
          <table:table-cell office:value-type="float" office:value="279399" calcext:value-type="float">
            <text:p>279399</text:p>
          </table:table-cell>
          <table:table-cell office:value-type="float" office:value="290249" calcext:value-type="float">
            <text:p>290249</text:p>
          </table:table-cell>
          <table:table-cell office:value-type="float" office:value="301223" calcext:value-type="float">
            <text:p>301223</text:p>
          </table:table-cell>
          <table:table-cell office:value-type="float" office:value="313637" calcext:value-type="float">
            <text:p>313637</text:p>
          </table:table-cell>
          <table:table-cell office:value-type="float" office:value="326931" calcext:value-type="float">
            <text:p>326931</text:p>
          </table:table-cell>
          <table:table-cell office:value-type="float" office:value="341840" calcext:value-type="float">
            <text:p>341840</text:p>
          </table:table-cell>
          <table:table-cell office:value-type="float" office:value="357548" calcext:value-type="float">
            <text:p>357548</text:p>
          </table:table-cell>
          <table:table-cell office:value-type="float" office:value="372186" calcext:value-type="float">
            <text:p>372186</text:p>
          </table:table-cell>
          <table:table-cell office:value-type="float" office:value="379581" calcext:value-type="float">
            <text:p>379581</text:p>
          </table:table-cell>
          <table:table-cell office:value-type="float" office:value="391141" calcext:value-type="float">
            <text:p>391141</text:p>
          </table:table-cell>
          <table:table-cell office:value-type="float" office:value="403990" calcext:value-type="float">
            <text:p>403990</text:p>
          </table:table-cell>
          <table:table-cell office:value-type="float" office:value="422543" calcext:value-type="float">
            <text:p>422543</text:p>
          </table:table-cell>
          <table:table-cell office:value-type="float" office:value="437784" calcext:value-type="float">
            <text:p>437784</text:p>
          </table:table-cell>
        </table:table-row>
        <table:table-row table:style-name="ro2">
          <table:table-cell office:value-type="string" calcext:value-type="string">
            <text:p>Palm Beach</text:p>
          </table:table-cell>
          <table:table-cell office:value-type="float" office:value="1307371" calcext:value-type="float">
            <text:p>1307371</text:p>
          </table:table-cell>
          <table:table-cell office:value-type="float" office:value="1323278" calcext:value-type="float">
            <text:p>1323278</text:p>
          </table:table-cell>
          <table:table-cell office:value-type="float" office:value="1335106" calcext:value-type="float">
            <text:p>1335106</text:p>
          </table:table-cell>
          <table:table-cell office:value-type="float" office:value="1351960" calcext:value-type="float">
            <text:p>1351960</text:p>
          </table:table-cell>
          <table:table-cell office:value-type="float" office:value="1372178" calcext:value-type="float">
            <text:p>1372178</text:p>
          </table:table-cell>
          <table:table-cell office:value-type="float" office:value="1393044" calcext:value-type="float">
            <text:p>1393044</text:p>
          </table:table-cell>
          <table:table-cell office:value-type="float" office:value="1417336" calcext:value-type="float">
            <text:p>1417336</text:p>
          </table:table-cell>
          <table:table-cell office:value-type="float" office:value="1442613" calcext:value-type="float">
            <text:p>1442613</text:p>
          </table:table-cell>
          <table:table-cell office:value-type="float" office:value="1460311" calcext:value-type="float">
            <text:p>1460311</text:p>
          </table:table-cell>
          <table:table-cell office:value-type="float" office:value="1471145" calcext:value-type="float">
            <text:p>1471145</text:p>
          </table:table-cell>
          <table:table-cell office:value-type="float" office:value="1484696" calcext:value-type="float">
            <text:p>1484696</text:p>
          </table:table-cell>
          <table:table-cell office:value-type="float" office:value="1494282" calcext:value-type="float">
            <text:p>1494282</text:p>
          </table:table-cell>
          <table:table-cell office:value-type="float" office:value="1503435" calcext:value-type="float">
            <text:p>1503435</text:p>
          </table:table-cell>
          <table:table-cell office:value-type="float" office:value="1519867" calcext:value-type="float">
            <text:p>1519867</text:p>
          </table:table-cell>
          <table:table-cell office:value-type="float" office:value="1533801" calcext:value-type="float">
            <text:p>1533801</text:p>
          </table:table-cell>
        </table:table-row>
        <table:table-row table:style-name="ro2">
          <table:table-cell office:value-type="string" calcext:value-type="string">
            <text:p>Pasco</text:p>
          </table:table-cell>
          <table:table-cell office:value-type="float" office:value="462607" calcext:value-type="float">
            <text:p>462607</text:p>
          </table:table-cell>
          <table:table-cell office:value-type="float" office:value="465398" calcext:value-type="float">
            <text:p>465398</text:p>
          </table:table-cell>
          <table:table-cell office:value-type="float" office:value="465934" calcext:value-type="float">
            <text:p>465934</text:p>
          </table:table-cell>
          <table:table-cell office:value-type="float" office:value="468683" calcext:value-type="float">
            <text:p>468683</text:p>
          </table:table-cell>
          <table:table-cell office:value-type="float" office:value="472954" calcext:value-type="float">
            <text:p>472954</text:p>
          </table:table-cell>
          <table:table-cell office:value-type="float" office:value="481566" calcext:value-type="float">
            <text:p>481566</text:p>
          </table:table-cell>
          <table:table-cell office:value-type="float" office:value="492631" calcext:value-type="float">
            <text:p>492631</text:p>
          </table:table-cell>
          <table:table-cell office:value-type="float" office:value="507343" calcext:value-type="float">
            <text:p>507343</text:p>
          </table:table-cell>
          <table:table-cell office:value-type="float" office:value="522082" calcext:value-type="float">
            <text:p>522082</text:p>
          </table:table-cell>
          <table:table-cell office:value-type="float" office:value="535201" calcext:value-type="float">
            <text:p>535201</text:p>
          </table:table-cell>
          <table:table-cell office:value-type="float" office:value="549629" calcext:value-type="float">
            <text:p>549629</text:p>
          </table:table-cell>
          <table:table-cell office:value-type="float" office:value="566156" calcext:value-type="float">
            <text:p>566156</text:p>
          </table:table-cell>
          <table:table-cell office:value-type="float" office:value="585191" calcext:value-type="float">
            <text:p>585191</text:p>
          </table:table-cell>
          <table:table-cell office:value-type="float" office:value="609141" calcext:value-type="float">
            <text:p>609141</text:p>
          </table:table-cell>
          <table:table-cell office:value-type="float" office:value="632996" calcext:value-type="float">
            <text:p>632996</text:p>
          </table:table-cell>
        </table:table-row>
        <table:table-row table:style-name="ro2">
          <table:table-cell office:value-type="string" calcext:value-type="string">
            <text:p>Pinellas</text:p>
          </table:table-cell>
          <table:table-cell office:value-type="float" office:value="915330" calcext:value-type="float">
            <text:p>915330</text:p>
          </table:table-cell>
          <table:table-cell office:value-type="float" office:value="915980" calcext:value-type="float">
            <text:p>915980</text:p>
          </table:table-cell>
          <table:table-cell office:value-type="float" office:value="916326" calcext:value-type="float">
            <text:p>916326</text:p>
          </table:table-cell>
          <table:table-cell office:value-type="float" office:value="917811" calcext:value-type="float">
            <text:p>917811</text:p>
          </table:table-cell>
          <table:table-cell office:value-type="float" office:value="922904" calcext:value-type="float">
            <text:p>922904</text:p>
          </table:table-cell>
          <table:table-cell office:value-type="float" office:value="929213" calcext:value-type="float">
            <text:p>929213</text:p>
          </table:table-cell>
          <table:table-cell office:value-type="float" office:value="938216" calcext:value-type="float">
            <text:p>938216</text:p>
          </table:table-cell>
          <table:table-cell office:value-type="float" office:value="949274" calcext:value-type="float">
            <text:p>949274</text:p>
          </table:table-cell>
          <table:table-cell office:value-type="float" office:value="955834" calcext:value-type="float">
            <text:p>955834</text:p>
          </table:table-cell>
          <table:table-cell office:value-type="float" office:value="958492" calcext:value-type="float">
            <text:p>958492</text:p>
          </table:table-cell>
          <table:table-cell office:value-type="float" office:value="958718" calcext:value-type="float">
            <text:p>958718</text:p>
          </table:table-cell>
          <table:table-cell office:value-type="float" office:value="959793" calcext:value-type="float">
            <text:p>959793</text:p>
          </table:table-cell>
          <table:table-cell office:value-type="float" office:value="959583" calcext:value-type="float">
            <text:p>959583</text:p>
          </table:table-cell>
          <table:table-cell office:value-type="float" office:value="961792" calcext:value-type="float">
            <text:p>961792</text:p>
          </table:table-cell>
          <table:table-cell office:value-type="float" office:value="961596" calcext:value-type="float">
            <text:p>961596</text:p>
          </table:table-cell>
        </table:table-row>
        <table:table-row table:style-name="ro2">
          <table:table-cell office:value-type="string" calcext:value-type="string">
            <text:p>Polk</text:p>
          </table:table-cell>
          <table:table-cell office:value-type="float" office:value="598683" calcext:value-type="float">
            <text:p>598683</text:p>
          </table:table-cell>
          <table:table-cell office:value-type="float" office:value="602743" calcext:value-type="float">
            <text:p>602743</text:p>
          </table:table-cell>
          <table:table-cell office:value-type="float" office:value="608144" calcext:value-type="float">
            <text:p>608144</text:p>
          </table:table-cell>
          <table:table-cell office:value-type="float" office:value="612187" calcext:value-type="float">
            <text:p>612187</text:p>
          </table:table-cell>
          <table:table-cell office:value-type="float" office:value="617908" calcext:value-type="float">
            <text:p>617908</text:p>
          </table:table-cell>
          <table:table-cell office:value-type="float" office:value="628217" calcext:value-type="float">
            <text:p>628217</text:p>
          </table:table-cell>
          <table:table-cell office:value-type="float" office:value="640910" calcext:value-type="float">
            <text:p>640910</text:p>
          </table:table-cell>
          <table:table-cell office:value-type="float" office:value="656847" calcext:value-type="float">
            <text:p>656847</text:p>
          </table:table-cell>
          <table:table-cell office:value-type="float" office:value="674860" calcext:value-type="float">
            <text:p>674860</text:p>
          </table:table-cell>
          <table:table-cell office:value-type="float" office:value="694658" calcext:value-type="float">
            <text:p>694658</text:p>
          </table:table-cell>
          <table:table-cell office:value-type="float" office:value="711023" calcext:value-type="float">
            <text:p>711023</text:p>
          </table:table-cell>
          <table:table-cell office:value-type="float" office:value="730158" calcext:value-type="float">
            <text:p>730158</text:p>
          </table:table-cell>
          <table:table-cell office:value-type="float" office:value="755598" calcext:value-type="float">
            <text:p>755598</text:p>
          </table:table-cell>
          <table:table-cell office:value-type="float" office:value="788382" calcext:value-type="float">
            <text:p>788382</text:p>
          </table:table-cell>
          <table:table-cell office:value-type="float" office:value="818330" calcext:value-type="float">
            <text:p>818330</text:p>
          </table:table-cell>
        </table:table-row>
        <table:table-row table:style-name="ro2">
          <table:table-cell office:value-type="string" calcext:value-type="string">
            <text:p>Putnam</text:p>
          </table:table-cell>
          <table:table-cell office:value-type="float" office:value="74546" calcext:value-type="float">
            <text:p>74546</text:p>
          </table:table-cell>
          <table:table-cell office:value-type="float" office:value="74188" calcext:value-type="float">
            <text:p>74188</text:p>
          </table:table-cell>
          <table:table-cell office:value-type="float" office:value="73484" calcext:value-type="float">
            <text:p>73484</text:p>
          </table:table-cell>
          <table:table-cell office:value-type="float" office:value="72624" calcext:value-type="float">
            <text:p>72624</text:p>
          </table:table-cell>
          <table:table-cell office:value-type="float" office:value="71929" calcext:value-type="float">
            <text:p>71929</text:p>
          </table:table-cell>
          <table:table-cell office:value-type="float" office:value="71397" calcext:value-type="float">
            <text:p>71397</text:p>
          </table:table-cell>
          <table:table-cell office:value-type="float" office:value="71232" calcext:value-type="float">
            <text:p>71232</text:p>
          </table:table-cell>
          <table:table-cell office:value-type="float" office:value="71543" calcext:value-type="float">
            <text:p>71543</text:p>
          </table:table-cell>
          <table:table-cell office:value-type="float" office:value="72412" calcext:value-type="float">
            <text:p>72412</text:p>
          </table:table-cell>
          <table:table-cell office:value-type="float" office:value="72824" calcext:value-type="float">
            <text:p>72824</text:p>
          </table:table-cell>
          <table:table-cell office:value-type="float" office:value="73025" calcext:value-type="float">
            <text:p>73025</text:p>
          </table:table-cell>
          <table:table-cell office:value-type="float" office:value="73372" calcext:value-type="float">
            <text:p>73372</text:p>
          </table:table-cell>
          <table:table-cell office:value-type="float" office:value="74095" calcext:value-type="float">
            <text:p>74095</text:p>
          </table:table-cell>
          <table:table-cell office:value-type="float" office:value="74736" calcext:value-type="float">
            <text:p>74736</text:p>
          </table:table-cell>
          <table:table-cell office:value-type="float" office:value="75955" calcext:value-type="float">
            <text:p>75955</text:p>
          </table:table-cell>
        </table:table-row>
        <table:table-row table:style-name="ro2">
          <table:table-cell office:value-type="string" calcext:value-type="string">
            <text:p>Saint Johns</text:p>
          </table:table-cell>
          <table:table-cell office:value-type="float" office:value="186281" calcext:value-type="float">
            <text:p>186281</text:p>
          </table:table-cell>
          <table:table-cell office:value-type="float" office:value="191217" calcext:value-type="float">
            <text:p>191217</text:p>
          </table:table-cell>
          <table:table-cell office:value-type="float" office:value="195913" calcext:value-type="float">
            <text:p>195913</text:p>
          </table:table-cell>
          <table:table-cell office:value-type="float" office:value="201711" calcext:value-type="float">
            <text:p>201711</text:p>
          </table:table-cell>
          <table:table-cell office:value-type="float" office:value="208924" calcext:value-type="float">
            <text:p>208924</text:p>
          </table:table-cell>
          <table:table-cell office:value-type="float" office:value="217153" calcext:value-type="float">
            <text:p>217153</text:p>
          </table:table-cell>
          <table:table-cell office:value-type="float" office:value="225525" calcext:value-type="float">
            <text:p>225525</text:p>
          </table:table-cell>
          <table:table-cell office:value-type="float" office:value="233933" calcext:value-type="float">
            <text:p>233933</text:p>
          </table:table-cell>
          <table:table-cell office:value-type="float" office:value="242607" calcext:value-type="float">
            <text:p>242607</text:p>
          </table:table-cell>
          <table:table-cell office:value-type="float" office:value="252345" calcext:value-type="float">
            <text:p>252345</text:p>
          </table:table-cell>
          <table:table-cell office:value-type="float" office:value="263205" calcext:value-type="float">
            <text:p>263205</text:p>
          </table:table-cell>
          <table:table-cell office:value-type="float" office:value="277099" calcext:value-type="float">
            <text:p>277099</text:p>
          </table:table-cell>
          <table:table-cell office:value-type="float" office:value="293251" calcext:value-type="float">
            <text:p>293251</text:p>
          </table:table-cell>
          <table:table-cell office:value-type="float" office:value="307072" calcext:value-type="float">
            <text:p>307072</text:p>
          </table:table-cell>
          <table:table-cell office:value-type="float" office:value="320110" calcext:value-type="float">
            <text:p>320110</text:p>
          </table:table-cell>
        </table:table-row>
        <table:table-row table:style-name="ro2">
          <table:table-cell office:value-type="string" calcext:value-type="string">
            <text:p>Saint Lucie</text:p>
          </table:table-cell>
          <table:table-cell office:value-type="float" office:value="274344" calcext:value-type="float">
            <text:p>274344</text:p>
          </table:table-cell>
          <table:table-cell office:value-type="float" office:value="278143" calcext:value-type="float">
            <text:p>278143</text:p>
          </table:table-cell>
          <table:table-cell office:value-type="float" office:value="279746" calcext:value-type="float">
            <text:p>279746</text:p>
          </table:table-cell>
          <table:table-cell office:value-type="float" office:value="281716" calcext:value-type="float">
            <text:p>281716</text:p>
          </table:table-cell>
          <table:table-cell office:value-type="float" office:value="283523" calcext:value-type="float">
            <text:p>283523</text:p>
          </table:table-cell>
          <table:table-cell office:value-type="float" office:value="287704" calcext:value-type="float">
            <text:p>287704</text:p>
          </table:table-cell>
          <table:table-cell office:value-type="float" office:value="294379" calcext:value-type="float">
            <text:p>294379</text:p>
          </table:table-cell>
          <table:table-cell office:value-type="float" office:value="302093" calcext:value-type="float">
            <text:p>302093</text:p>
          </table:table-cell>
          <table:table-cell office:value-type="float" office:value="308937" calcext:value-type="float">
            <text:p>308937</text:p>
          </table:table-cell>
          <table:table-cell office:value-type="float" office:value="315481" calcext:value-type="float">
            <text:p>315481</text:p>
          </table:table-cell>
          <table:table-cell office:value-type="float" office:value="322615" calcext:value-type="float">
            <text:p>322615</text:p>
          </table:table-cell>
          <table:table-cell office:value-type="float" office:value="331441" calcext:value-type="float">
            <text:p>331441</text:p>
          </table:table-cell>
          <table:table-cell office:value-type="float" office:value="344246" calcext:value-type="float">
            <text:p>344246</text:p>
          </table:table-cell>
          <table:table-cell office:value-type="float" office:value="358886" calcext:value-type="float">
            <text:p>358886</text:p>
          </table:table-cell>
          <table:table-cell office:value-type="float" office:value="373586" calcext:value-type="float">
            <text:p>373586</text:p>
          </table:table-cell>
        </table:table-row>
        <table:table-row table:style-name="ro2">
          <table:table-cell office:value-type="string" calcext:value-type="string">
            <text:p>Santa Rosa</text:p>
          </table:table-cell>
          <table:table-cell office:value-type="float" office:value="149544" calcext:value-type="float">
            <text:p>149544</text:p>
          </table:table-cell>
          <table:table-cell office:value-type="float" office:value="152922" calcext:value-type="float">
            <text:p>152922</text:p>
          </table:table-cell>
          <table:table-cell office:value-type="float" office:value="155790" calcext:value-type="float">
            <text:p>155790</text:p>
          </table:table-cell>
          <table:table-cell office:value-type="float" office:value="158275" calcext:value-type="float">
            <text:p>158275</text:p>
          </table:table-cell>
          <table:table-cell office:value-type="float" office:value="160505" calcext:value-type="float">
            <text:p>160505</text:p>
          </table:table-cell>
          <table:table-cell office:value-type="float" office:value="162822" calcext:value-type="float">
            <text:p>162822</text:p>
          </table:table-cell>
          <table:table-cell office:value-type="float" office:value="166428" calcext:value-type="float">
            <text:p>166428</text:p>
          </table:table-cell>
          <table:table-cell office:value-type="float" office:value="170197" calcext:value-type="float">
            <text:p>170197</text:p>
          </table:table-cell>
          <table:table-cell office:value-type="float" office:value="174382" calcext:value-type="float">
            <text:p>174382</text:p>
          </table:table-cell>
          <table:table-cell office:value-type="float" office:value="179536" calcext:value-type="float">
            <text:p>179536</text:p>
          </table:table-cell>
          <table:table-cell office:value-type="float" office:value="184546" calcext:value-type="float">
            <text:p>184546</text:p>
          </table:table-cell>
          <table:table-cell office:value-type="float" office:value="189011" calcext:value-type="float">
            <text:p>189011</text:p>
          </table:table-cell>
          <table:table-cell office:value-type="float" office:value="193750" calcext:value-type="float">
            <text:p>193750</text:p>
          </table:table-cell>
          <table:table-cell office:value-type="float" office:value="198199" calcext:value-type="float">
            <text:p>198199</text:p>
          </table:table-cell>
          <table:table-cell office:value-type="float" office:value="203162" calcext:value-type="float">
            <text:p>203162</text:p>
          </table:table-cell>
        </table:table-row>
        <table:table-row table:style-name="ro2">
          <table:table-cell office:value-type="string" calcext:value-type="string">
            <text:p>Sarasota</text:p>
          </table:table-cell>
          <table:table-cell office:value-type="float" office:value="377262" calcext:value-type="float">
            <text:p>377262</text:p>
          </table:table-cell>
          <table:table-cell office:value-type="float" office:value="379750" calcext:value-type="float">
            <text:p>379750</text:p>
          </table:table-cell>
          <table:table-cell office:value-type="float" office:value="381335" calcext:value-type="float">
            <text:p>381335</text:p>
          </table:table-cell>
          <table:table-cell office:value-type="float" office:value="384849" calcext:value-type="float">
            <text:p>384849</text:p>
          </table:table-cell>
          <table:table-cell office:value-type="float" office:value="387646" calcext:value-type="float">
            <text:p>387646</text:p>
          </table:table-cell>
          <table:table-cell office:value-type="float" office:value="393358" calcext:value-type="float">
            <text:p>393358</text:p>
          </table:table-cell>
          <table:table-cell office:value-type="float" office:value="401050" calcext:value-type="float">
            <text:p>401050</text:p>
          </table:table-cell>
          <table:table-cell office:value-type="float" office:value="408573" calcext:value-type="float">
            <text:p>408573</text:p>
          </table:table-cell>
          <table:table-cell office:value-type="float" office:value="414481" calcext:value-type="float">
            <text:p>414481</text:p>
          </table:table-cell>
          <table:table-cell office:value-type="float" office:value="420527" calcext:value-type="float">
            <text:p>420527</text:p>
          </table:table-cell>
          <table:table-cell office:value-type="float" office:value="427872" calcext:value-type="float">
            <text:p>427872</text:p>
          </table:table-cell>
          <table:table-cell office:value-type="float" office:value="436237" calcext:value-type="float">
            <text:p>436237</text:p>
          </table:table-cell>
          <table:table-cell office:value-type="float" office:value="448636" calcext:value-type="float">
            <text:p>448636</text:p>
          </table:table-cell>
          <table:table-cell office:value-type="float" office:value="462552" calcext:value-type="float">
            <text:p>462552</text:p>
          </table:table-cell>
          <table:table-cell office:value-type="float" office:value="469013" calcext:value-type="float">
            <text:p>469013</text:p>
          </table:table-cell>
        </table:table-row>
        <table:table-row table:style-name="ro2">
          <table:table-cell office:value-type="string" calcext:value-type="string">
            <text:p>Seminole</text:p>
          </table:table-cell>
          <table:table-cell office:value-type="float" office:value="419788" calcext:value-type="float">
            <text:p>419788</text:p>
          </table:table-cell>
          <table:table-cell office:value-type="float" office:value="422997" calcext:value-type="float">
            <text:p>422997</text:p>
          </table:table-cell>
          <table:table-cell office:value-type="float" office:value="426010" calcext:value-type="float">
            <text:p>426010</text:p>
          </table:table-cell>
          <table:table-cell office:value-type="float" office:value="429956" calcext:value-type="float">
            <text:p>429956</text:p>
          </table:table-cell>
          <table:table-cell office:value-type="float" office:value="434672" calcext:value-type="float">
            <text:p>434672</text:p>
          </table:table-cell>
          <table:table-cell office:value-type="float" office:value="440317" calcext:value-type="float">
            <text:p>440317</text:p>
          </table:table-cell>
          <table:table-cell office:value-type="float" office:value="446972" calcext:value-type="float">
            <text:p>446972</text:p>
          </table:table-cell>
          <table:table-cell office:value-type="float" office:value="454404" calcext:value-type="float">
            <text:p>454404</text:p>
          </table:table-cell>
          <table:table-cell office:value-type="float" office:value="460893" calcext:value-type="float">
            <text:p>460893</text:p>
          </table:table-cell>
          <table:table-cell office:value-type="float" office:value="465738" calcext:value-type="float">
            <text:p>465738</text:p>
          </table:table-cell>
          <table:table-cell office:value-type="float" office:value="469036" calcext:value-type="float">
            <text:p>469036</text:p>
          </table:table-cell>
          <table:table-cell office:value-type="float" office:value="471455" calcext:value-type="float">
            <text:p>471455</text:p>
          </table:table-cell>
          <table:table-cell office:value-type="float" office:value="470857" calcext:value-type="float">
            <text:p>470857</text:p>
          </table:table-cell>
          <table:table-cell office:value-type="float" office:value="478623" calcext:value-type="float">
            <text:p>478623</text:p>
          </table:table-cell>
          <table:table-cell office:value-type="float" office:value="484271" calcext:value-type="float">
            <text:p>484271</text:p>
          </table:table-cell>
        </table:table-row>
        <table:table-row table:style-name="ro2">
          <table:table-cell office:value-type="string" calcext:value-type="string">
            <text:p>Sumter</text:p>
          </table:table-cell>
          <table:table-cell office:value-type="float" office:value="90643" calcext:value-type="float">
            <text:p>90643</text:p>
          </table:table-cell>
          <table:table-cell office:value-type="float" office:value="94085" calcext:value-type="float">
            <text:p>94085</text:p>
          </table:table-cell>
          <table:table-cell office:value-type="float" office:value="97001" calcext:value-type="float">
            <text:p>97001</text:p>
          </table:table-cell>
          <table:table-cell office:value-type="float" office:value="99906" calcext:value-type="float">
            <text:p>99906</text:p>
          </table:table-cell>
          <table:table-cell office:value-type="float" office:value="104351" calcext:value-type="float">
            <text:p>104351</text:p>
          </table:table-cell>
          <table:table-cell office:value-type="float" office:value="108917" calcext:value-type="float">
            <text:p>108917</text:p>
          </table:table-cell>
          <table:table-cell office:value-type="float" office:value="112983" calcext:value-type="float">
            <text:p>112983</text:p>
          </table:table-cell>
          <table:table-cell office:value-type="float" office:value="117192" calcext:value-type="float">
            <text:p>117192</text:p>
          </table:table-cell>
          <table:table-cell office:value-type="float" office:value="119433" calcext:value-type="float">
            <text:p>119433</text:p>
          </table:table-cell>
          <table:table-cell office:value-type="float" office:value="122677" calcext:value-type="float">
            <text:p>122677</text:p>
          </table:table-cell>
          <table:table-cell office:value-type="float" office:value="126290" calcext:value-type="float">
            <text:p>126290</text:p>
          </table:table-cell>
          <table:table-cell office:value-type="float" office:value="130290" calcext:value-type="float">
            <text:p>130290</text:p>
          </table:table-cell>
          <table:table-cell office:value-type="float" office:value="134870" calcext:value-type="float">
            <text:p>134870</text:p>
          </table:table-cell>
          <table:table-cell office:value-type="float" office:value="144767" calcext:value-type="float">
            <text:p>144767</text:p>
          </table:table-cell>
          <table:table-cell office:value-type="float" office:value="151565" calcext:value-type="float">
            <text:p>151565</text:p>
          </table:table-cell>
        </table:table-row>
        <table:table-row table:style-name="ro2">
          <table:table-cell office:value-type="string" calcext:value-type="string">
            <text:p>Suwannee</text:p>
          </table:table-cell>
          <table:table-cell office:value-type="float" office:value="41263" calcext:value-type="float">
            <text:p>41263</text:p>
          </table:table-cell>
          <table:table-cell office:value-type="float" office:value="42297" calcext:value-type="float">
            <text:p>42297</text:p>
          </table:table-cell>
          <table:table-cell office:value-type="float" office:value="43205" calcext:value-type="float">
            <text:p>43205</text:p>
          </table:table-cell>
          <table:table-cell office:value-type="float" office:value="43245" calcext:value-type="float">
            <text:p>43245</text:p>
          </table:table-cell>
          <table:table-cell office:value-type="float" office:value="43162" calcext:value-type="float">
            <text:p>43162</text:p>
          </table:table-cell>
          <table:table-cell office:value-type="float" office:value="43233" calcext:value-type="float">
            <text:p>43233</text:p>
          </table:table-cell>
          <table:table-cell office:value-type="float" office:value="42999" calcext:value-type="float">
            <text:p>42999</text:p>
          </table:table-cell>
          <table:table-cell office:value-type="float" office:value="43049" calcext:value-type="float">
            <text:p>43049</text:p>
          </table:table-cell>
          <table:table-cell office:value-type="float" office:value="43197" calcext:value-type="float">
            <text:p>43197</text:p>
          </table:table-cell>
          <table:table-cell office:value-type="float" office:value="43150" calcext:value-type="float">
            <text:p>43150</text:p>
          </table:table-cell>
          <table:table-cell office:value-type="float" office:value="43237" calcext:value-type="float">
            <text:p>43237</text:p>
          </table:table-cell>
          <table:table-cell office:value-type="float" office:value="43524" calcext:value-type="float">
            <text:p>43524</text:p>
          </table:table-cell>
          <table:table-cell office:value-type="float" office:value="44125" calcext:value-type="float">
            <text:p>44125</text:p>
          </table:table-cell>
          <table:table-cell office:value-type="float" office:value="45405" calcext:value-type="float">
            <text:p>45405</text:p>
          </table:table-cell>
          <table:table-cell office:value-type="float" office:value="46130" calcext:value-type="float">
            <text:p>46130</text:p>
          </table:table-cell>
        </table:table-row>
        <table:table-row table:style-name="ro2">
          <table:table-cell office:value-type="string" calcext:value-type="string">
            <text:p>Taylor</text:p>
          </table:table-cell>
          <table:table-cell office:value-type="float" office:value="22482" calcext:value-type="float">
            <text:p>22482</text:p>
          </table:table-cell>
          <table:table-cell office:value-type="float" office:value="22599" calcext:value-type="float">
            <text:p>22599</text:p>
          </table:table-cell>
          <table:table-cell office:value-type="float" office:value="22692" calcext:value-type="float">
            <text:p>22692</text:p>
          </table:table-cell>
          <table:table-cell office:value-type="float" office:value="22806" calcext:value-type="float">
            <text:p>22806</text:p>
          </table:table-cell>
          <table:table-cell office:value-type="float" office:value="22947" calcext:value-type="float">
            <text:p>22947</text:p>
          </table:table-cell>
          <table:table-cell office:value-type="float" office:value="22679" calcext:value-type="float">
            <text:p>22679</text:p>
          </table:table-cell>
          <table:table-cell office:value-type="float" office:value="22471" calcext:value-type="float">
            <text:p>22471</text:p>
          </table:table-cell>
          <table:table-cell office:value-type="float" office:value="22228" calcext:value-type="float">
            <text:p>22228</text:p>
          </table:table-cell>
          <table:table-cell office:value-type="float" office:value="21934" calcext:value-type="float">
            <text:p>21934</text:p>
          </table:table-cell>
          <table:table-cell office:value-type="float" office:value="21696" calcext:value-type="float">
            <text:p>21696</text:p>
          </table:table-cell>
          <table:table-cell office:value-type="float" office:value="21728" calcext:value-type="float">
            <text:p>21728</text:p>
          </table:table-cell>
          <table:table-cell office:value-type="float" office:value="21743" calcext:value-type="float">
            <text:p>21743</text:p>
          </table:table-cell>
          <table:table-cell office:value-type="float" office:value="20807" calcext:value-type="float">
            <text:p>20807</text:p>
          </table:table-cell>
          <table:table-cell office:value-type="float" office:value="21313" calcext:value-type="float">
            <text:p>21313</text:p>
          </table:table-cell>
          <table:table-cell office:value-type="float" office:value="21582" calcext:value-type="float">
            <text:p>21582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float" office:value="15340" calcext:value-type="float">
            <text:p>15340</text:p>
          </table:table-cell>
          <table:table-cell office:value-type="float" office:value="15575" calcext:value-type="float">
            <text:p>15575</text:p>
          </table:table-cell>
          <table:table-cell office:value-type="float" office:value="15427" calcext:value-type="float">
            <text:p>15427</text:p>
          </table:table-cell>
          <table:table-cell office:value-type="float" office:value="15480" calcext:value-type="float">
            <text:p>15480</text:p>
          </table:table-cell>
          <table:table-cell office:value-type="float" office:value="15474" calcext:value-type="float">
            <text:p>15474</text:p>
          </table:table-cell>
          <table:table-cell office:value-type="float" office:value="15664" calcext:value-type="float">
            <text:p>15664</text:p>
          </table:table-cell>
          <table:table-cell office:value-type="float" office:value="15767" calcext:value-type="float">
            <text:p>15767</text:p>
          </table:table-cell>
          <table:table-cell office:value-type="float" office:value="15851" calcext:value-type="float">
            <text:p>15851</text:p>
          </table:table-cell>
          <table:table-cell office:value-type="float" office:value="16145" calcext:value-type="float">
            <text:p>16145</text:p>
          </table:table-cell>
          <table:table-cell office:value-type="float" office:value="16086" calcext:value-type="float">
            <text:p>16086</text:p>
          </table:table-cell>
          <table:table-cell office:value-type="float" office:value="16092" calcext:value-type="float">
            <text:p>16092</text:p>
          </table:table-cell>
          <table:table-cell office:value-type="float" office:value="15425" calcext:value-type="float">
            <text:p>15425</text:p>
          </table:table-cell>
          <table:table-cell office:value-type="float" office:value="15850" calcext:value-type="float">
            <text:p>15850</text:p>
          </table:table-cell>
          <table:table-cell office:value-type="float" office:value="15514" calcext:value-type="float">
            <text:p>15514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2">
          <table:table-cell office:value-type="string" calcext:value-type="string">
            <text:p>Volusia</text:p>
          </table:table-cell>
          <table:table-cell office:value-type="float" office:value="494688" calcext:value-type="float">
            <text:p>494688</text:p>
          </table:table-cell>
          <table:table-cell office:value-type="float" office:value="494302" calcext:value-type="float">
            <text:p>494302</text:p>
          </table:table-cell>
          <table:table-cell office:value-type="float" office:value="493756" calcext:value-type="float">
            <text:p>493756</text:p>
          </table:table-cell>
          <table:table-cell office:value-type="float" office:value="495266" calcext:value-type="float">
            <text:p>495266</text:p>
          </table:table-cell>
          <table:table-cell office:value-type="float" office:value="498616" calcext:value-type="float">
            <text:p>498616</text:p>
          </table:table-cell>
          <table:table-cell office:value-type="float" office:value="504322" calcext:value-type="float">
            <text:p>504322</text:p>
          </table:table-cell>
          <table:table-cell office:value-type="float" office:value="513775" calcext:value-type="float">
            <text:p>513775</text:p>
          </table:table-cell>
          <table:table-cell office:value-type="float" office:value="525088" calcext:value-type="float">
            <text:p>525088</text:p>
          </table:table-cell>
          <table:table-cell office:value-type="float" office:value="534102" calcext:value-type="float">
            <text:p>534102</text:p>
          </table:table-cell>
          <table:table-cell office:value-type="float" office:value="541822" calcext:value-type="float">
            <text:p>541822</text:p>
          </table:table-cell>
          <table:table-cell office:value-type="float" office:value="548129" calcext:value-type="float">
            <text:p>548129</text:p>
          </table:table-cell>
          <table:table-cell office:value-type="float" office:value="555776" calcext:value-type="float">
            <text:p>555776</text:p>
          </table:table-cell>
          <table:table-cell office:value-type="float" office:value="566368" calcext:value-type="float">
            <text:p>566368</text:p>
          </table:table-cell>
          <table:table-cell office:value-type="float" office:value="579665" calcext:value-type="float">
            <text:p>579665</text:p>
          </table:table-cell>
          <table:table-cell office:value-type="float" office:value="590357" calcext:value-type="float">
            <text:p>590357</text:p>
          </table:table-cell>
        </table:table-row>
        <table:table-row table:style-name="ro2">
          <table:table-cell office:value-type="string" calcext:value-type="string">
            <text:p>Wakulla</text:p>
          </table:table-cell>
          <table:table-cell office:value-type="float" office:value="30459" calcext:value-type="float">
            <text:p>30459</text:p>
          </table:table-cell>
          <table:table-cell office:value-type="float" office:value="30815" calcext:value-type="float">
            <text:p>30815</text:p>
          </table:table-cell>
          <table:table-cell office:value-type="float" office:value="30929" calcext:value-type="float">
            <text:p>30929</text:p>
          </table:table-cell>
          <table:table-cell office:value-type="float" office:value="30774" calcext:value-type="float">
            <text:p>30774</text:p>
          </table:table-cell>
          <table:table-cell office:value-type="float" office:value="30885" calcext:value-type="float">
            <text:p>30885</text:p>
          </table:table-cell>
          <table:table-cell office:value-type="float" office:value="31256" calcext:value-type="float">
            <text:p>31256</text:p>
          </table:table-cell>
          <table:table-cell office:value-type="float" office:value="31330" calcext:value-type="float">
            <text:p>31330</text:p>
          </table:table-cell>
          <table:table-cell office:value-type="float" office:value="31656" calcext:value-type="float">
            <text:p>31656</text:p>
          </table:table-cell>
          <table:table-cell office:value-type="float" office:value="31779" calcext:value-type="float">
            <text:p>31779</text:p>
          </table:table-cell>
          <table:table-cell office:value-type="float" office:value="32055" calcext:value-type="float">
            <text:p>32055</text:p>
          </table:table-cell>
          <table:table-cell office:value-type="float" office:value="33284" calcext:value-type="float">
            <text:p>33284</text:p>
          </table:table-cell>
          <table:table-cell office:value-type="float" office:value="33893" calcext:value-type="float">
            <text:p>33893</text:p>
          </table:table-cell>
          <table:table-cell office:value-type="float" office:value="34270" calcext:value-type="float">
            <text:p>34270</text:p>
          </table:table-cell>
          <table:table-cell office:value-type="float" office:value="35169" calcext:value-type="float">
            <text:p>35169</text:p>
          </table:table-cell>
          <table:table-cell office:value-type="float" office:value="36449" calcext:value-type="float">
            <text:p>36449</text:p>
          </table:table-cell>
        </table:table-row>
        <table:table-row table:style-name="ro2">
          <table:table-cell office:value-type="string" calcext:value-type="string">
            <text:p>Walton</text:p>
          </table:table-cell>
          <table:table-cell office:value-type="float" office:value="54534" calcext:value-type="float">
            <text:p>54534</text:p>
          </table:table-cell>
          <table:table-cell office:value-type="float" office:value="55196" calcext:value-type="float">
            <text:p>55196</text:p>
          </table:table-cell>
          <table:table-cell office:value-type="float" office:value="55523" calcext:value-type="float">
            <text:p>55523</text:p>
          </table:table-cell>
          <table:table-cell office:value-type="float" office:value="57052" calcext:value-type="float">
            <text:p>57052</text:p>
          </table:table-cell>
          <table:table-cell office:value-type="float" office:value="58997" calcext:value-type="float">
            <text:p>58997</text:p>
          </table:table-cell>
          <table:table-cell office:value-type="float" office:value="60936" calcext:value-type="float">
            <text:p>60936</text:p>
          </table:table-cell>
          <table:table-cell office:value-type="float" office:value="62765" calcext:value-type="float">
            <text:p>62765</text:p>
          </table:table-cell>
          <table:table-cell office:value-type="float" office:value="65036" calcext:value-type="float">
            <text:p>65036</text:p>
          </table:table-cell>
          <table:table-cell office:value-type="float" office:value="67585" calcext:value-type="float">
            <text:p>67585</text:p>
          </table:table-cell>
          <table:table-cell office:value-type="float" office:value="70277" calcext:value-type="float">
            <text:p>70277</text:p>
          </table:table-cell>
          <table:table-cell office:value-type="float" office:value="73458" calcext:value-type="float">
            <text:p>73458</text:p>
          </table:table-cell>
          <table:table-cell office:value-type="float" office:value="75941" calcext:value-type="float">
            <text:p>75941</text:p>
          </table:table-cell>
          <table:table-cell office:value-type="float" office:value="80021" calcext:value-type="float">
            <text:p>80021</text:p>
          </table:table-cell>
          <table:table-cell office:value-type="float" office:value="83404" calcext:value-type="float">
            <text:p>83404</text:p>
          </table:table-cell>
          <table:table-cell office:value-type="float" office:value="86354" calcext:value-type="float">
            <text:p>86354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float" office:value="24693" calcext:value-type="float">
            <text:p>24693</text:p>
          </table:table-cell>
          <table:table-cell office:value-type="float" office:value="24712" calcext:value-type="float">
            <text:p>24712</text:p>
          </table:table-cell>
          <table:table-cell office:value-type="float" office:value="24449" calcext:value-type="float">
            <text:p>24449</text:p>
          </table:table-cell>
          <table:table-cell office:value-type="float" office:value="24627" calcext:value-type="float">
            <text:p>24627</text:p>
          </table:table-cell>
          <table:table-cell office:value-type="float" office:value="24332" calcext:value-type="float">
            <text:p>24332</text:p>
          </table:table-cell>
          <table:table-cell office:value-type="float" office:value="24073" calcext:value-type="float">
            <text:p>24073</text:p>
          </table:table-cell>
          <table:table-cell office:value-type="float" office:value="24275" calcext:value-type="float">
            <text:p>24275</text:p>
          </table:table-cell>
          <table:table-cell office:value-type="float" office:value="24135" calcext:value-type="float">
            <text:p>24135</text:p>
          </table:table-cell>
          <table:table-cell office:value-type="float" office:value="24190" calcext:value-type="float">
            <text:p>24190</text:p>
          </table:table-cell>
          <table:table-cell office:value-type="float" office:value="24404" calcext:value-type="float">
            <text:p>24404</text:p>
          </table:table-cell>
          <table:table-cell office:value-type="float" office:value="25153" calcext:value-type="float">
            <text:p>25153</text:p>
          </table:table-cell>
          <table:table-cell office:value-type="float" office:value="25320" calcext:value-type="float">
            <text:p>25320</text:p>
          </table:table-cell>
          <table:table-cell office:value-type="float" office:value="24867" calcext:value-type="float">
            <text:p>24867</text:p>
          </table:table-cell>
          <table:table-cell office:value-type="float" office:value="25405" calcext:value-type="float">
            <text:p>25405</text:p>
          </table:table-cell>
          <table:table-cell office:value-type="float" office:value="25602" calcext:value-type="float">
            <text:p>25602</text:p>
          </table:table-cell>
        </table:table-row>
        <table:table-row table:style-name="ro1">
          <table:table-cell table:style-name="Default" office:value-type="string" calcext:value-type="string">
            <text:p>Florida</text:p>
          </table:table-cell>
          <table:table-cell table:style-name="ce11" table:formula="of:=SUM([.B3:.B69])" office:value-type="float" office:value="18652644" calcext:value-type="float">
            <text:p>18652644</text:p>
          </table:table-cell>
          <table:table-cell table:style-name="ce11" table:formula="of:=SUM([.C3:.C69])" office:value-type="float" office:value="18842405" calcext:value-type="float">
            <text:p>18842405</text:p>
          </table:table-cell>
          <table:table-cell table:style-name="ce11" table:formula="of:=SUM([.D3:.D69])" office:value-type="float" office:value="19036879" calcext:value-type="float">
            <text:p>19036879</text:p>
          </table:table-cell>
          <table:table-cell table:style-name="ce11" table:formula="of:=SUM([.E3:.E69])" office:value-type="float" office:value="19268256" calcext:value-type="float">
            <text:p>19268256</text:p>
          </table:table-cell>
          <table:table-cell table:style-name="ce11" table:formula="of:=SUM([.F3:.F69])" office:value-type="float" office:value="19502928" calcext:value-type="float">
            <text:p>19502928</text:p>
          </table:table-cell>
          <table:table-cell table:style-name="ce11" table:formula="of:=SUM([.G3:.G69])" office:value-type="float" office:value="19790139" calcext:value-type="float">
            <text:p>19790139</text:p>
          </table:table-cell>
          <table:table-cell table:style-name="ce11" table:formula="of:=SUM([.H3:.H69])" office:value-type="float" office:value="20140379" calcext:value-type="float">
            <text:p>20140379</text:p>
          </table:table-cell>
          <table:table-cell table:style-name="ce11" table:formula="of:=SUM([.I3:.I69])" office:value-type="float" office:value="20533473" calcext:value-type="float">
            <text:p>20533473</text:p>
          </table:table-cell>
          <table:table-cell table:style-name="ce11" table:formula="of:=SUM([.J3:.J69])" office:value-type="float" office:value="20868335" calcext:value-type="float">
            <text:p>20868335</text:p>
          </table:table-cell>
          <table:table-cell table:style-name="ce11" table:formula="of:=SUM([.K3:.K69])" office:value-type="float" office:value="21131181" calcext:value-type="float">
            <text:p>21131181</text:p>
          </table:table-cell>
          <table:table-cell table:style-name="ce11" table:formula="of:=SUM([.L3:.L69])" office:value-type="float" office:value="21353320" calcext:value-type="float">
            <text:p>21353320</text:p>
          </table:table-cell>
          <table:table-cell table:style-name="ce11" table:formula="of:=SUM([.M3:.M69])" office:value-type="float" office:value="21591299" calcext:value-type="float">
            <text:p>21591299</text:p>
          </table:table-cell>
          <table:table-cell table:style-name="ce11" table:formula="of:=SUM([.N3:.N69])" office:value-type="float" office:value="21830708" calcext:value-type="float">
            <text:p>21830708</text:p>
          </table:table-cell>
          <table:table-cell table:style-name="ce11" table:formula="of:=SUM([.O3:.O69])" office:value-type="float" office:value="22245521" calcext:value-type="float">
            <text:p>22245521</text:p>
          </table:table-cell>
          <table:table-cell table:style-name="ce11" table:formula="of:=SUM([.P3:.P69])" office:value-type="float" office:value="22610726" calcext:value-type="float">
            <text:p>22610726</text:p>
          </table:table-cell>
        </table:table-row>
        <table:table-row table:style-name="ro1">
          <table:table-cell table:style-name="Default" office:value-type="string" calcext:value-type="string">
            <text:p>USA</text:p>
          </table:table-cell>
          <table:table-cell table:style-name="ce13" office:value-type="float" office:value="306771529" calcext:value-type="float">
            <text:p>306771529</text:p>
          </table:table-cell>
          <table:table-cell table:style-name="ce16" office:value-type="float" office:value="309321666" calcext:value-type="float">
            <text:p>309321666</text:p>
          </table:table-cell>
          <table:table-cell table:style-name="ce16" office:value-type="float" office:value="311556874" calcext:value-type="float">
            <text:p>311556874</text:p>
          </table:table-cell>
          <table:table-cell table:style-name="ce16" office:value-type="float" office:value="313830990" calcext:value-type="float">
            <text:p>313830990</text:p>
          </table:table-cell>
          <table:table-cell table:style-name="ce16" office:value-type="float" office:value="315993715" calcext:value-type="float">
            <text:p>315993715</text:p>
          </table:table-cell>
          <table:table-cell table:style-name="ce16" office:value-type="float" office:value="318301008" calcext:value-type="float">
            <text:p>318301008</text:p>
          </table:table-cell>
          <table:table-cell table:style-name="ce16" office:value-type="float" office:value="320635163" calcext:value-type="float">
            <text:p>320635163</text:p>
          </table:table-cell>
          <table:table-cell table:style-name="ce16" office:value-type="float" office:value="322941311" calcext:value-type="float">
            <text:p>322941311</text:p>
          </table:table-cell>
          <table:table-cell table:style-name="ce16" office:value-type="float" office:value="324985539" calcext:value-type="float">
            <text:p>324985539</text:p>
          </table:table-cell>
          <table:table-cell table:style-name="ce16" office:value-type="float" office:value="326687501" calcext:value-type="float">
            <text:p>326687501</text:p>
          </table:table-cell>
          <table:table-cell table:style-name="ce16" office:value-type="float" office:value="328239523" calcext:value-type="float">
            <text:p>328239523</text:p>
          </table:table-cell>
          <table:table-cell table:style-name="ce16" office:value-type="float" office:value="331577720" calcext:value-type="float">
            <text:p>331577720</text:p>
          </table:table-cell>
          <table:table-cell table:style-name="ce16" office:value-type="float" office:value="332099760" calcext:value-type="float">
            <text:p>332099760</text:p>
          </table:table-cell>
          <table:table-cell table:style-name="ce16" office:value-type="float" office:value="334017321" calcext:value-type="float">
            <text:p>334017321</text:p>
          </table:table-cell>
          <table:table-cell table:style-name="ce16" office:value-type="float" office:value="336806231" calcext:value-type="float">
            <text:p>336806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S sans serif" svg:font-family="'MS sans serif'"/>
    <style:font-face style:name="Microsoft YaHei" svg:font-family="'Microsoft YaHei'" style:font-family-generic="system" style:font-pitch="variable"/>
    <style:font-face style:name="arial" svg:font-family="arial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7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7P2" style:volatile="true">
      <number:text loext:blank-width-char="("> $</number:text>
      <number:fill-character> </number:fill-character>
      <number:text>- _)</number:text>
    </number:number-style>
    <number:text-style style:name="N177">
      <number:text loext:blank-width-char="("> </number:text>
      <number:text-content/>
      <number:text loext:blank-width-char=")"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3P0"/>
    </number:currency-style>
    <number:currency-style style:name="N18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8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4P0"/>
    </number:currency-style>
    <number:currency-style style:name="N18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6P0"/>
    </number:currency-style>
    <number:currency-style style:name="N18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8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7P0"/>
    </number:currency-style>
    <number:number-style style:name="N18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 loext:blank-width-char="("> </number:text>
      <number:fill-character> </number:fill-character>
      <number:text>- _)</number:text>
    </number:number-style>
    <number:text-style style:name="N189">
      <number:text loext:blank-width-char="("> </number:text>
      <number:text-content/>
      <number:text loext:blank-width-char=")"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2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92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2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92">
      <number:text loext:blank-width-char="("> </number:text>
      <number:text-content/>
      <number:text loext:blank-width-char=")"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currency-style style:name="N19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9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95">
      <number:text loext:blank-width-char="("> </number:text>
      <number:text-content/>
      <number:text loext:blank-width-char=")"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4:00:24.2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10:56:51.533000000</meta:creation-date>
    <dc:date>2025-02-10T14:02:21.424000000</dc:date>
    <meta:editing-duration>PT3H17M27S</meta:editing-duration>
    <meta:editing-cycles>6</meta:editing-cycles>
    <meta:generator>LibreOffice/24.2.5.2$Windows_X86_64 LibreOffice_project/bffef4ea93e59bebbeaf7f431bb02b1a39ee8a59</meta:generator>
    <meta:document-statistic meta:table-count="1" meta:cell-count="1121" meta:object-count="0"/>
  </office:meta>
</office:document-meta>
</file>